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16" calcext:value-type="float">
            <text:p>0,016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0139137963293" calcext:value-type="float">
            <text:p>0,530139137963293</text:p>
          </table:table-cell>
          <table:table-cell office:value-type="float" office:value="0.423647147" calcext:value-type="float">
            <text:p>0,42364714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0139137963293" calcext:value-type="float">
            <text:p>0,530139137963293</text:p>
          </table:table-cell>
          <table:table-cell office:value-type="float" office:value="0.171372568" calcext:value-type="float">
            <text:p>0,17137256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594117647058824" calcext:value-type="float">
            <text:p>0,005941176470588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0139137963293" calcext:value-type="float">
            <text:p>0,530139137963293</text:p>
          </table:table-cell>
          <table:table-cell office:value-type="float" office:value="0.127384316" calcext:value-type="float">
            <text:p>0,12738431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235294117647059" calcext:value-type="float">
            <text:p>2,35E-04</text:p>
          </table:table-cell>
          <table:table-cell office:value-type="float" office:value="0.00505882352941177" calcext:value-type="float">
            <text:p>0,005058823529412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0139137963293" calcext:value-type="float">
            <text:p>0,530139137963293</text:p>
          </table:table-cell>
          <table:table-cell office:value-type="float" office:value="0.109171227" calcext:value-type="float">
            <text:p>0,10917122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2352941176471" calcext:value-type="float">
            <text:p>0,004823529411765</text:p>
          </table:table-cell>
          <table:table-cell table:style-name="Default"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462249887044296" calcext:value-type="float">
            <text:p>0,462249887044296</text:p>
          </table:table-cell>
          <table:table-cell office:value-type="float" office:value="0" calcext:value-type="float">
            <text:p>0</text:p>
          </table:table-cell>
          <table:table-cell office:value-type="float" office:value="0.530139137963293" calcext:value-type="float">
            <text:p>0,530139137963293</text:p>
          </table:table-cell>
          <table:table-cell office:value-type="float" office:value="0.102847845" calcext:value-type="float">
            <text:p>0,10284784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212823529411765" calcext:value-type="float">
            <text:p>0,212823529411765</text:p>
          </table:table-cell>
          <table:table-cell office:value-type="float" office:value="0.000779329926624738" calcext:value-type="float">
            <text:p>7,79E-04</text:p>
          </table:table-cell>
          <table:table-cell office:value-type="float" office:value="0.140647170302154" calcext:value-type="float">
            <text:p>0,140647170302154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646234721666" calcext:value-type="float">
            <text:p>1,05646234721666</text:p>
          </table:table-cell>
          <table:table-cell office:value-type="float" office:value="3.762269191" calcext:value-type="float">
            <text:p>3,7622691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2235294117647" calcext:value-type="float">
            <text:p>0,192235294117647</text:p>
          </table:table-cell>
          <table:table-cell office:value-type="float" office:value="0.000779329926624738" calcext:value-type="float">
            <text:p>7,79E-04</text:p>
          </table:table-cell>
          <table:table-cell office:value-type="float" office:value="0.140647170302154" calcext:value-type="float">
            <text:p>0,140647170302154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646234721666" calcext:value-type="float">
            <text:p>1,05646234721666</text:p>
          </table:table-cell>
          <table:table-cell office:value-type="float" office:value="3.300673701" calcext:value-type="float">
            <text:p>3,300673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9647058823529" calcext:value-type="float">
            <text:p>0,199647058823529</text:p>
          </table:table-cell>
          <table:table-cell office:value-type="float" office:value="0.000779329926624738" calcext:value-type="float">
            <text:p>7,79E-04</text:p>
          </table:table-cell>
          <table:table-cell office:value-type="float" office:value="0.140647170302154" calcext:value-type="float">
            <text:p>0,140647170302154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646234721666" calcext:value-type="float">
            <text:p>1,05646234721666</text:p>
          </table:table-cell>
          <table:table-cell office:value-type="float" office:value="3.421724445" calcext:value-type="float">
            <text:p>3,4217244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9352941176471" calcext:value-type="float">
            <text:p>0,199352941176471</text:p>
          </table:table-cell>
          <table:table-cell office:value-type="float" office:value="0.000779329926624738" calcext:value-type="float">
            <text:p>7,79E-04</text:p>
          </table:table-cell>
          <table:table-cell office:value-type="float" office:value="0.140647170302154" calcext:value-type="float">
            <text:p>0,140647170302154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646234721666" calcext:value-type="float">
            <text:p>1,05646234721666</text:p>
          </table:table-cell>
          <table:table-cell office:value-type="float" office:value="3.413600059" calcext:value-type="float">
            <text:p>3,413600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352941176471" calcext:value-type="float">
            <text:p>0,190352941176471</text:p>
          </table:table-cell>
          <table:table-cell office:value-type="float" office:value="0.000779329926624738" calcext:value-type="float">
            <text:p>7,79E-04</text:p>
          </table:table-cell>
          <table:table-cell office:value-type="float" office:value="0.140647170302154" calcext:value-type="float">
            <text:p>0,140647170302154</text:p>
          </table:table-cell>
          <table:table-cell office:value-type="float" office:value="0.915815176914507" calcext:value-type="float">
            <text:p>0,915815176914507</text:p>
          </table:table-cell>
          <table:table-cell office:value-type="float" office:value="0" calcext:value-type="float">
            <text:p>0</text:p>
          </table:table-cell>
          <table:table-cell office:value-type="float" office:value="1.05646234721666" calcext:value-type="float">
            <text:p>1,05646234721666</text:p>
          </table:table-cell>
          <table:table-cell office:value-type="float" office:value="3.25939069" calcext:value-type="float">
            <text:p>3,259390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208470588235294" calcext:value-type="float">
            <text:p>0,208470588235294</text:p>
          </table:table-cell>
          <table:table-cell office:value-type="float" office:value="0.000605267714884696" calcext:value-type="float">
            <text:p>6,05E-04</text:p>
          </table:table-cell>
          <table:table-cell office:value-type="float" office:value="0.155639540778335" calcext:value-type="float">
            <text:p>0,155639540778335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48646924695648" calcext:value-type="float">
            <text:p>1,48646924695648</text:p>
          </table:table-cell>
          <table:table-cell office:value-type="float" office:value="3.694055094" calcext:value-type="float">
            <text:p>3,69405509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588235294118" calcext:value-type="float">
            <text:p>0,175588235294118</text:p>
          </table:table-cell>
          <table:table-cell office:value-type="float" office:value="0.000605267714884696" calcext:value-type="float">
            <text:p>6,05E-04</text:p>
          </table:table-cell>
          <table:table-cell office:value-type="float" office:value="0.155639540778335" calcext:value-type="float">
            <text:p>0,155639540778335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48646924695648" calcext:value-type="float">
            <text:p>1,48646924695648</text:p>
          </table:table-cell>
          <table:table-cell office:value-type="float" office:value="3.019686765" calcext:value-type="float">
            <text:p>3,01968676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2529411764706" calcext:value-type="float">
            <text:p>0,182529411764706</text:p>
          </table:table-cell>
          <table:table-cell office:value-type="float" office:value="0.000605267714884696" calcext:value-type="float">
            <text:p>6,05E-04</text:p>
          </table:table-cell>
          <table:table-cell office:value-type="float" office:value="0.155639540778335" calcext:value-type="float">
            <text:p>0,155639540778335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48646924695648" calcext:value-type="float">
            <text:p>1,48646924695648</text:p>
          </table:table-cell>
          <table:table-cell office:value-type="float" office:value="3.128292495" calcext:value-type="float">
            <text:p>3,12829249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705882352941" calcext:value-type="float">
            <text:p>0,175705882352941</text:p>
          </table:table-cell>
          <table:table-cell office:value-type="float" office:value="0.000605267714884696" calcext:value-type="float">
            <text:p>6,05E-04</text:p>
          </table:table-cell>
          <table:table-cell office:value-type="float" office:value="0.155639540778335" calcext:value-type="float">
            <text:p>0,155639540778335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48646924695648" calcext:value-type="float">
            <text:p>1,48646924695648</text:p>
          </table:table-cell>
          <table:table-cell office:value-type="float" office:value="3.01103856" calcext:value-type="float">
            <text:p>3,0110385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4941176470588" calcext:value-type="float">
            <text:p>0,174941176470588</text:p>
          </table:table-cell>
          <table:table-cell office:value-type="float" office:value="0.000605267714884696" calcext:value-type="float">
            <text:p>6,05E-04</text:p>
          </table:table-cell>
          <table:table-cell office:value-type="float" office:value="0.155639540778335" calcext:value-type="float">
            <text:p>0,155639540778335</text:p>
          </table:table-cell>
          <table:table-cell office:value-type="float" office:value="1.33082970617814" calcext:value-type="float">
            <text:p>1,33082970617814</text:p>
          </table:table-cell>
          <table:table-cell office:value-type="float" office:value="0" calcext:value-type="float">
            <text:p>0</text:p>
          </table:table-cell>
          <table:table-cell office:value-type="float" office:value="1.48646924695648" calcext:value-type="float">
            <text:p>1,48646924695648</text:p>
          </table:table-cell>
          <table:table-cell office:value-type="float" office:value="3.001945322" calcext:value-type="float">
            <text:p>3,00194532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166470588235294" calcext:value-type="float">
            <text:p>0,01664705882353</text:p>
          </table:table-cell>
          <table:table-cell office:value-type="float" office:value="0.000617872169811321" calcext:value-type="float">
            <text:p>6,18E-04</text:p>
          </table:table-cell>
          <table:table-cell office:value-type="float" office:value="0.170664820587849" calcext:value-type="float">
            <text:p>0,170664820587849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1.91650905602962" calcext:value-type="float">
            <text:p>1,91650905602962</text:p>
          </table:table-cell>
          <table:table-cell office:value-type="float" office:value="0.442188697" calcext:value-type="float">
            <text:p>0,44218869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107058823529412" calcext:value-type="float">
            <text:p>0,010705882352941</text:p>
          </table:table-cell>
          <table:table-cell office:value-type="float" office:value="0.000617872169811321" calcext:value-type="float">
            <text:p>6,18E-04</text:p>
          </table:table-cell>
          <table:table-cell office:value-type="float" office:value="0.170664820587849" calcext:value-type="float">
            <text:p>0,170664820587849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1.91650905602962" calcext:value-type="float">
            <text:p>1,91650905602962</text:p>
          </table:table-cell>
          <table:table-cell office:value-type="float" office:value="0.230927094" calcext:value-type="float">
            <text:p>0,23092709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588235294117647" calcext:value-type="float">
            <text:p>5,88E-05</text:p>
          </table:table-cell>
          <table:table-cell office:value-type="float" office:value="0.0116470588235294" calcext:value-type="float">
            <text:p>0,01164705882353</text:p>
          </table:table-cell>
          <table:table-cell office:value-type="float" office:value="0.000617872169811321" calcext:value-type="float">
            <text:p>6,18E-04</text:p>
          </table:table-cell>
          <table:table-cell office:value-type="float" office:value="0.170664820587849" calcext:value-type="float">
            <text:p>0,170664820587849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1.91650905602962" calcext:value-type="float">
            <text:p>1,91650905602962</text:p>
          </table:table-cell>
          <table:table-cell office:value-type="float" office:value="0.236637267" calcext:value-type="float">
            <text:p>0,23663726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117647058823529" calcext:value-type="float">
            <text:p>1,18E-04</text:p>
          </table:table-cell>
          <table:table-cell office:value-type="float" office:value="0.0121176470588235" calcext:value-type="float">
            <text:p>0,012117647058824</text:p>
          </table:table-cell>
          <table:table-cell office:value-type="float" office:value="0.000617872169811321" calcext:value-type="float">
            <text:p>6,18E-04</text:p>
          </table:table-cell>
          <table:table-cell office:value-type="float" office:value="0.170664820587849" calcext:value-type="float">
            <text:p>0,170664820587849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1.91650905602962" calcext:value-type="float">
            <text:p>1,91650905602962</text:p>
          </table:table-cell>
          <table:table-cell office:value-type="float" office:value="0.241309496" calcext:value-type="float">
            <text:p>0,24130949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705882352941" calcext:value-type="float">
            <text:p>0,010470588235294</text:p>
          </table:table-cell>
          <table:table-cell office:value-type="float" office:value="0.000617872169811321" calcext:value-type="float">
            <text:p>6,18E-04</text:p>
          </table:table-cell>
          <table:table-cell office:value-type="float" office:value="0.170664820587849" calcext:value-type="float">
            <text:p>0,170664820587849</text:p>
          </table:table-cell>
          <table:table-cell office:value-type="float" office:value="1.74584423544178" calcext:value-type="float">
            <text:p>1,74584423544178</text:p>
          </table:table-cell>
          <table:table-cell office:value-type="float" office:value="0" calcext:value-type="float">
            <text:p>0</text:p>
          </table:table-cell>
          <table:table-cell office:value-type="float" office:value="1.91650905602962" calcext:value-type="float">
            <text:p>1,91650905602962</text:p>
          </table:table-cell>
          <table:table-cell office:value-type="float" office:value="0.207371249" calcext:value-type="float">
            <text:p>0,20737124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ce3"/>
          <table:table-cell/>
          <table:table-cell table:style-name="Default"/>
          <table:table-cell table:number-columns-repeated="1015"/>
        </table:table-row>
      </table:table>
      <table:table table:name="BFMC_RS_AVG" table:style-name="ta1">
        <table:table-column table:style-name="co14" table:number-columns-repeated="6" table:default-cell-style-name="Default"/>
        <table:table-column table:style-name="co14" table:default-cell-style-name="ce3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AVERAGE([BFMC_MSTRGMT.C2:.C6])" office:value-type="float" office:value="5106.08490566038" calcext:value-type="float">
            <text:p>5106,08490566038</text:p>
          </table:table-cell>
          <table:table-cell table:formula="of:=AVERAGE([BFMC_MSTRGMT.D2:.D6])" office:value-type="float" office:value="0.383458646616541" calcext:value-type="float">
            <text:p>0,383458646616541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formula="of:=AVERAGE([BFMC_MSTRGMT.G2:.G6])" office:value-type="float" office:value="0.0000705882352941176" calcext:value-type="float">
            <text:p>7,06E-05</text:p>
          </table:table-cell>
          <table:table-cell table:style-name="ce3" table:formula="of:=AVERAGE([BFMC_MSTRGMT.H2:.H6])" office:value-type="float" office:value="0.00796470588235294" calcext:value-type="float">
            <text:p>7,96E-03</text:p>
          </table:table-cell>
          <table:table-cell table:formula="of:=AVERAGE([BFMC_MSTRGMT.I2:.I6])" office:value-type="float" office:value="0.00161935065513627" calcext:value-type="float">
            <text:p>0,001619350655136</text:p>
          </table:table-cell>
          <table:table-cell table:formula="of:=AVERAGE([BFMC_MSTRGMT.J2:.J6])" office:value-type="float" office:value="0.0678892509189968" calcext:value-type="float">
            <text:p>0,067889250918997</text:p>
          </table:table-cell>
          <table:table-cell table:style-name="ce3" table:formula="of:=AVERAGE([BFMC_MSTRGMT.K2:.K6])" office:value-type="float" office:value="0.462249887044296" calcext:value-type="float">
            <text:p>4,62E-01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530139137963293" calcext:value-type="float">
            <text:p>0,530139137963293</text:p>
          </table:table-cell>
          <table:table-cell table:formula="of:=AVERAGE([BFMC_MSTRGMT.N2:.N6])" office:value-type="float" office:value="0.1868846206" calcext:value-type="float">
            <text:p>0,186884620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AVERAGE([BFMC_MSTRGMT.C7:.C11])" office:value-type="float" office:value="5106.08490566038" calcext:value-type="float">
            <text:p>5106,08490566038</text:p>
          </table:table-cell>
          <table:table-cell table:formula="of:=AVERAGE([BFMC_MSTRGMT.D7:.D11])" office:value-type="float" office:value="0.796992481203008" calcext:value-type="float">
            <text:p>0,796992481203008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formula="of:=AVERAGE([BFMC_MSTRGMT.G7:.G11])" office:value-type="float" office:value="0.0000117647058823529" calcext:value-type="float">
            <text:p>1,18E-05</text:p>
          </table:table-cell>
          <table:table-cell table:style-name="ce3" table:formula="of:=AVERAGE([BFMC_MSTRGMT.H7:.H11])" office:value-type="float" office:value="0.198882352941176" calcext:value-type="float">
            <text:p>1,99E-01</text:p>
          </table:table-cell>
          <table:table-cell table:formula="of:=AVERAGE([BFMC_MSTRGMT.I7:.I11])" office:value-type="float" office:value="0.000779329926624738" calcext:value-type="float">
            <text:p>0,000779329926625</text:p>
          </table:table-cell>
          <table:table-cell table:formula="of:=AVERAGE([BFMC_MSTRGMT.J7:.J11])" office:value-type="float" office:value="0.140647170302154" calcext:value-type="float">
            <text:p>0,140647170302154</text:p>
          </table:table-cell>
          <table:table-cell table:formula="of:=AVERAGE([BFMC_MSTRGMT.K7:.K11])" office:value-type="float" office:value="0.915815176914507" calcext:value-type="float">
            <text:p>0,91581517691450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1.05646234721666" calcext:value-type="float">
            <text:p>1,05646234721666</text:p>
          </table:table-cell>
          <table:table-cell table:formula="of:=AVERAGE([BFMC_MSTRGMT.N7:.N11])" office:value-type="float" office:value="3.4315316172" calcext:value-type="float">
            <text:p>3,4315316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BFMC_MSTRGMT.C12:.C16])" office:value-type="float" office:value="5109.08867924528" calcext:value-type="float">
            <text:p>5109,08867924528</text:p>
          </table:table-cell>
          <table:table-cell table:formula="of:=AVERAGE([BFMC_MSTRGMT.D12:.D16])" office:value-type="float" office:value="0.882205513784461" calcext:value-type="float">
            <text:p>0,882205513784461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formula="of:=AVERAGE([BFMC_MSTRGMT.G12:.G16])" office:value-type="float" office:value="0.0000117647058823529" calcext:value-type="float">
            <text:p>1,18E-05</text:p>
          </table:table-cell>
          <table:table-cell table:formula="of:=AVERAGE([BFMC_MSTRGMT.H12:.H16])" office:value-type="float" office:value="0.183447058823529" calcext:value-type="float">
            <text:p>0,183447058823529</text:p>
          </table:table-cell>
          <table:table-cell table:formula="of:=AVERAGE([BFMC_MSTRGMT.I12:.I16])" office:value-type="float" office:value="0.000605267714884696" calcext:value-type="float">
            <text:p>0,000605267714885</text:p>
          </table:table-cell>
          <table:table-cell table:formula="of:=AVERAGE([BFMC_MSTRGMT.J12:.J16])" office:value-type="float" office:value="0.155639540778335" calcext:value-type="float">
            <text:p>0,155639540778335</text:p>
          </table:table-cell>
          <table:table-cell table:formula="of:=AVERAGE([BFMC_MSTRGMT.K12:.K16])" office:value-type="float" office:value="1.33082970617814" calcext:value-type="float">
            <text:p>1,33082970617814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1.48646924695648" calcext:value-type="float">
            <text:p>1,48646924695648</text:p>
          </table:table-cell>
          <table:table-cell table:formula="of:=AVERAGE([BFMC_MSTRGMT.N12:.N16])" office:value-type="float" office:value="3.1710036472" calcext:value-type="float">
            <text:p>3,17100364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BFMC_MSTRGMT.C17:.C21])" office:value-type="float" office:value="5109.08867924528" calcext:value-type="float">
            <text:p>5109,08867924528</text:p>
          </table:table-cell>
          <table:table-cell table:formula="of:=AVERAGE([BFMC_MSTRGMT.D17:.D21])" office:value-type="float" office:value="0.967418546365915" calcext:value-type="float">
            <text:p>0,967418546365915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formula="of:=AVERAGE([BFMC_MSTRGMT.G17:.G21])" office:value-type="float" office:value="0.0000705882352941176" calcext:value-type="float">
            <text:p>7,06E-05</text:p>
          </table:table-cell>
          <table:table-cell table:formula="of:=AVERAGE([BFMC_MSTRGMT.H17:.H21])" office:value-type="float" office:value="0.0123176470588235" calcext:value-type="float">
            <text:p>0,012317647058824</text:p>
          </table:table-cell>
          <table:table-cell table:formula="of:=AVERAGE([BFMC_MSTRGMT.I17:.I21])" office:value-type="float" office:value="0.000617872169811321" calcext:value-type="float">
            <text:p>0,000617872169811</text:p>
          </table:table-cell>
          <table:table-cell table:formula="of:=AVERAGE([BFMC_MSTRGMT.J17:.J21])" office:value-type="float" office:value="0.170664820587849" calcext:value-type="float">
            <text:p>0,170664820587849</text:p>
          </table:table-cell>
          <table:table-cell table:formula="of:=AVERAGE([BFMC_MSTRGMT.K17:.K21])" office:value-type="float" office:value="1.74584423544178" calcext:value-type="float">
            <text:p>1,74584423544178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1.91650905602962" calcext:value-type="float">
            <text:p>1,91650905602962</text:p>
          </table:table-cell>
          <table:table-cell table:formula="of:=AVERAGE([BFMC_MSTRGMT.N17:.N21])" office:value-type="float" office:value="0.2716867606" calcext:value-type="float">
            <text:p>0,27168676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BFMC_MSTRGMT.C22:.C26])" office:value-type="string" office:string-value="" calcext:value-type="error">
            <text:p>#DIV/0!</text:p>
          </table:table-cell>
          <table:table-cell table:formula="of:=AVERAGE([BFMC_MSTRGMT.D22:.D26])" office:value-type="string" office:string-value="" calcext:value-type="error">
            <text:p>#DIV/0!</text:p>
          </table:table-cell>
          <table:table-cell table:formula="of:=AVERAGE([BFMC_MSTRGMT.E22:.E26])" office:value-type="string" office:string-value="" calcext:value-type="error">
            <text:p>#DIV/0!</text:p>
          </table:table-cell>
          <table:table-cell table:formula="of:=AVERAGE([BFMC_MSTRGMT.F22:.F26])" office:value-type="string" office:string-value="" calcext:value-type="error">
            <text:p>#DIV/0!</text:p>
          </table:table-cell>
          <table:table-cell table:formula="of:=AVERAGE([BFMC_MSTRGMT.G22:.G26])" office:value-type="string" office:string-value="" calcext:value-type="error">
            <text:p>#DIV/0!</text:p>
          </table:table-cell>
          <table:table-cell table:formula="of:=AVERAGE([BFMC_MSTRGMT.H22:.H26])" office:value-type="string" office:string-value="" calcext:value-type="error">
            <text:p>#DIV/0!</text:p>
          </table:table-cell>
          <table:table-cell table:formula="of:=AVERAGE([BFMC_MSTRGMT.I22:.I26])" office:value-type="string" office:string-value="" calcext:value-type="error">
            <text:p>#DIV/0!</text:p>
          </table:table-cell>
          <table:table-cell table:formula="of:=AVERAGE([BFMC_MSTRGMT.J22:.J26])" office:value-type="string" office:string-value="" calcext:value-type="error">
            <text:p>#DIV/0!</text:p>
          </table:table-cell>
          <table:table-cell table:formula="of:=AVERAGE([BFMC_MSTRGMT.K22:.K26])" office:value-type="string" office:string-value="" calcext:value-type="error">
            <text:p>#DIV/0!</text:p>
          </table:table-cell>
          <table:table-cell table:formula="of:=AVERAGE([BFMC_MSTRGMT.L22:.L26])" office:value-type="string" office:string-value="" calcext:value-type="error">
            <text:p>#DIV/0!</text:p>
          </table:table-cell>
          <table:table-cell table:formula="of:=AVERAGE([BFMC_MSTRGMT.M22:.M26])" office:value-type="string" office:string-value="" calcext:value-type="error">
            <text:p>#DIV/0!</text:p>
          </table:table-cell>
          <table:table-cell table:formula="of:=AVERAGE([BFMC_MSTRGMT.N22:.N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</table:table>
      <table:table table:name="Greedy_MSTRGMT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12.111320754718</text:p>
          </table:table-cell>
          <table:table-cell office:value-type="string" calcext:value-type="string">
            <text:p>0.20350877192982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235294117647062E-4</text:p>
          </table:table-cell>
          <table:table-cell office:value-type="string" calcext:value-type="string">
            <text:p>0.0019461082704402524</text:p>
          </table:table-cell>
          <table:table-cell office:value-type="string" calcext:value-type="string">
            <text:p>0.03622169537930669</text:p>
          </table:table-cell>
          <table:table-cell office:value-type="string" calcext:value-type="string">
            <text:p>0.56664632982615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28680252054586</text:p>
          </table:table-cell>
          <table:table-cell office:value-type="string" calcext:value-type="string">
            <text:p>0.13557139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12.111320754718</text:p>
          </table:table-cell>
          <table:table-cell office:value-type="string" calcext:value-type="string">
            <text:p>0.20350877192982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294117647058824E-4</text:p>
          </table:table-cell>
          <table:table-cell office:value-type="string" calcext:value-type="string">
            <text:p>0.0019461082704402524</text:p>
          </table:table-cell>
          <table:table-cell office:value-type="string" calcext:value-type="string">
            <text:p>0.03622169537930669</text:p>
          </table:table-cell>
          <table:table-cell office:value-type="string" calcext:value-type="string">
            <text:p>0.56664632982615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28680252054586</text:p>
          </table:table-cell>
          <table:table-cell office:value-type="string" calcext:value-type="string">
            <text:p>0.030096976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12.111320754718</text:p>
          </table:table-cell>
          <table:table-cell office:value-type="string" calcext:value-type="string">
            <text:p>0.20350877192982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0.0019461082704402524</text:p>
          </table:table-cell>
          <table:table-cell office:value-type="string" calcext:value-type="string">
            <text:p>0.03622169537930669</text:p>
          </table:table-cell>
          <table:table-cell office:value-type="string" calcext:value-type="string">
            <text:p>0.56664632982615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28680252054586</text:p>
          </table:table-cell>
          <table:table-cell office:value-type="string" calcext:value-type="string">
            <text:p>0.023994348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12.111320754718</text:p>
          </table:table-cell>
          <table:table-cell office:value-type="string" calcext:value-type="string">
            <text:p>0.20350877192982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0.0019461082704402524</text:p>
          </table:table-cell>
          <table:table-cell office:value-type="string" calcext:value-type="string">
            <text:p>0.03622169537930669</text:p>
          </table:table-cell>
          <table:table-cell office:value-type="string" calcext:value-type="string">
            <text:p>0.56664632982615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28680252054586</text:p>
          </table:table-cell>
          <table:table-cell office:value-type="string" calcext:value-type="string">
            <text:p>0.022258051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12.111320754718</text:p>
          </table:table-cell>
          <table:table-cell office:value-type="string" calcext:value-type="string">
            <text:p>0.2035087719298245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7647058823529413E-4</text:p>
          </table:table-cell>
          <table:table-cell office:value-type="string" calcext:value-type="string">
            <text:p>0.0019461082704402524</text:p>
          </table:table-cell>
          <table:table-cell office:value-type="string" calcext:value-type="string">
            <text:p>0.03622169537930669</text:p>
          </table:table-cell>
          <table:table-cell office:value-type="string" calcext:value-type="string">
            <text:p>0.56664632982615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28680252054586</text:p>
          </table:table-cell>
          <table:table-cell office:value-type="string" calcext:value-type="string">
            <text:p>0.019485555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15.115094339623</text:p>
          </table:table-cell>
          <table:table-cell office:value-type="string" calcext:value-type="string">
            <text:p>0.396992481203007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647058823529414E-4</text:p>
          </table:table-cell>
          <table:table-cell office:value-type="string" calcext:value-type="string">
            <text:p>0.0018410082599580717</text:p>
          </table:table-cell>
          <table:table-cell office:value-type="string" calcext:value-type="string">
            <text:p>0.07031434419232084</text:p>
          </table:table-cell>
          <table:table-cell office:value-type="string" calcext:value-type="string">
            <text:p>0.91581517691450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61295211068279</text:p>
          </table:table-cell>
          <table:table-cell office:value-type="string" calcext:value-type="string">
            <text:p>0.139716289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15.115094339623</text:p>
          </table:table-cell>
          <table:table-cell office:value-type="string" calcext:value-type="string">
            <text:p>0.396992481203007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5294117647058826E-4</text:p>
          </table:table-cell>
          <table:table-cell office:value-type="string" calcext:value-type="string">
            <text:p>0.0018410082599580717</text:p>
          </table:table-cell>
          <table:table-cell office:value-type="string" calcext:value-type="string">
            <text:p>0.07031434419232084</text:p>
          </table:table-cell>
          <table:table-cell office:value-type="string" calcext:value-type="string">
            <text:p>0.91581517691450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61295211068279</text:p>
          </table:table-cell>
          <table:table-cell office:value-type="string" calcext:value-type="string">
            <text:p>0.035746218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15.115094339623</text:p>
          </table:table-cell>
          <table:table-cell office:value-type="string" calcext:value-type="string">
            <text:p>0.396992481203007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5294117647058826E-4</text:p>
          </table:table-cell>
          <table:table-cell office:value-type="string" calcext:value-type="string">
            <text:p>0.0018410082599580717</text:p>
          </table:table-cell>
          <table:table-cell office:value-type="string" calcext:value-type="string">
            <text:p>0.07031434419232084</text:p>
          </table:table-cell>
          <table:table-cell office:value-type="string" calcext:value-type="string">
            <text:p>0.91581517691450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61295211068279</text:p>
          </table:table-cell>
          <table:table-cell office:value-type="string" calcext:value-type="string">
            <text:p>0.029066389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15.115094339623</text:p>
          </table:table-cell>
          <table:table-cell office:value-type="string" calcext:value-type="string">
            <text:p>0.396992481203007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5294117647058826E-4</text:p>
          </table:table-cell>
          <table:table-cell office:value-type="string" calcext:value-type="string">
            <text:p>0.0018410082599580717</text:p>
          </table:table-cell>
          <table:table-cell office:value-type="string" calcext:value-type="string">
            <text:p>0.07031434419232084</text:p>
          </table:table-cell>
          <table:table-cell office:value-type="string" calcext:value-type="string">
            <text:p>0.91581517691450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61295211068279</text:p>
          </table:table-cell>
          <table:table-cell office:value-type="string" calcext:value-type="string">
            <text:p>0.031717549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15.115094339623</text:p>
          </table:table-cell>
          <table:table-cell office:value-type="string" calcext:value-type="string">
            <text:p>0.3969924812030075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0.0018410082599580717</text:p>
          </table:table-cell>
          <table:table-cell office:value-type="string" calcext:value-type="string">
            <text:p>0.07031434419232084</text:p>
          </table:table-cell>
          <table:table-cell office:value-type="string" calcext:value-type="string">
            <text:p>0.91581517691450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61295211068279</text:p>
          </table:table-cell>
          <table:table-cell office:value-type="string" calcext:value-type="string">
            <text:p>0.021615896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3.181132075472</text:p>
          </table:table-cell>
          <table:table-cell office:value-type="string" calcext:value-type="string">
            <text:p>0.620125313283208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0385354913208473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9.411764705882358E-4</text:p>
          </table:table-cell>
          <table:table-cell office:value-type="string" calcext:value-type="string">
            <text:p>0.002075152222222222</text:p>
          </table:table-cell>
          <table:table-cell office:value-type="string" calcext:value-type="string">
            <text:p>0.10969394206860739</text:p>
          </table:table-cell>
          <table:table-cell office:value-type="string" calcext:value-type="string">
            <text:p>2.578270240422554</text:p>
          </table:table-cell>
          <table:table-cell office:value-type="string" calcext:value-type="string">
            <text:p>1.3872776875505028</text:p>
          </table:table-cell>
          <table:table-cell office:value-type="string" calcext:value-type="string">
            <text:p>4.075241870041665</text:p>
          </table:table-cell>
          <table:table-cell office:value-type="string" calcext:value-type="string">
            <text:p>0.19076856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3.181132075472</text:p>
          </table:table-cell>
          <table:table-cell office:value-type="string" calcext:value-type="string">
            <text:p>0.620125313283208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0385354913208473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5.294117647058824E-4</text:p>
          </table:table-cell>
          <table:table-cell office:value-type="string" calcext:value-type="string">
            <text:p>0.002075152222222222</text:p>
          </table:table-cell>
          <table:table-cell office:value-type="string" calcext:value-type="string">
            <text:p>0.10969394206860739</text:p>
          </table:table-cell>
          <table:table-cell office:value-type="string" calcext:value-type="string">
            <text:p>2.578270240422554</text:p>
          </table:table-cell>
          <table:table-cell office:value-type="string" calcext:value-type="string">
            <text:p>1.3872776875505028</text:p>
          </table:table-cell>
          <table:table-cell office:value-type="string" calcext:value-type="string">
            <text:p>4.075241870041665</text:p>
          </table:table-cell>
          <table:table-cell office:value-type="string" calcext:value-type="string">
            <text:p>0.0648345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3.181132075472</text:p>
          </table:table-cell>
          <table:table-cell office:value-type="string" calcext:value-type="string">
            <text:p>0.620125313283208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0385354913208473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3.5294117647058826E-4</text:p>
          </table:table-cell>
          <table:table-cell office:value-type="string" calcext:value-type="string">
            <text:p>0.002075152222222222</text:p>
          </table:table-cell>
          <table:table-cell office:value-type="string" calcext:value-type="string">
            <text:p>0.10969394206860739</text:p>
          </table:table-cell>
          <table:table-cell office:value-type="string" calcext:value-type="string">
            <text:p>2.578270240422554</text:p>
          </table:table-cell>
          <table:table-cell office:value-type="string" calcext:value-type="string">
            <text:p>1.3872776875505028</text:p>
          </table:table-cell>
          <table:table-cell office:value-type="string" calcext:value-type="string">
            <text:p>4.075241870041665</text:p>
          </table:table-cell>
          <table:table-cell office:value-type="string" calcext:value-type="string">
            <text:p>0.044138984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3.181132075472</text:p>
          </table:table-cell>
          <table:table-cell office:value-type="string" calcext:value-type="string">
            <text:p>0.620125313283208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0385354913208473</text:p>
          </table:table-cell>
          <table:table-cell office:value-type="string" calcext:value-type="string">
            <text:p>5.882352941176471E-5</text:p>
          </table:table-cell>
          <table:table-cell office:value-type="string" calcext:value-type="string">
            <text:p>4.7058823529411766E-4</text:p>
          </table:table-cell>
          <table:table-cell office:value-type="string" calcext:value-type="string">
            <text:p>0.002075152222222222</text:p>
          </table:table-cell>
          <table:table-cell office:value-type="string" calcext:value-type="string">
            <text:p>0.10969394206860739</text:p>
          </table:table-cell>
          <table:table-cell office:value-type="string" calcext:value-type="string">
            <text:p>2.578270240422554</text:p>
          </table:table-cell>
          <table:table-cell office:value-type="string" calcext:value-type="string">
            <text:p>1.3872776875505028</text:p>
          </table:table-cell>
          <table:table-cell office:value-type="string" calcext:value-type="string">
            <text:p>4.075241870041665</text:p>
          </table:table-cell>
          <table:table-cell office:value-type="string" calcext:value-type="string">
            <text:p>0.044133463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3.181132075472</text:p>
          </table:table-cell>
          <table:table-cell office:value-type="string" calcext:value-type="string">
            <text:p>0.620125313283208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0385354913208473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3.5294117647058826E-4</text:p>
          </table:table-cell>
          <table:table-cell office:value-type="string" calcext:value-type="string">
            <text:p>0.002075152222222222</text:p>
          </table:table-cell>
          <table:table-cell office:value-type="string" calcext:value-type="string">
            <text:p>0.10969394206860739</text:p>
          </table:table-cell>
          <table:table-cell office:value-type="string" calcext:value-type="string">
            <text:p>2.578270240422554</text:p>
          </table:table-cell>
          <table:table-cell office:value-type="string" calcext:value-type="string">
            <text:p>1.3872776875505028</text:p>
          </table:table-cell>
          <table:table-cell office:value-type="string" calcext:value-type="string">
            <text:p>4.075241870041665</text:p>
          </table:table-cell>
          <table:table-cell office:value-type="string" calcext:value-type="string">
            <text:p>0.03104566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46.084905660377</text:p>
          </table:table-cell>
          <table:table-cell office:value-type="string" calcext:value-type="string">
            <text:p>0.845206766917293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08114110647234565</text:p>
          </table:table-cell>
          <table:table-cell office:value-type="string" calcext:value-type="string">
            <text:p>2.9411764705882356E-4</text:p>
          </table:table-cell>
          <table:table-cell office:value-type="string" calcext:value-type="string">
            <text:p>0.001470588235294118</text:p>
          </table:table-cell>
          <table:table-cell office:value-type="string" calcext:value-type="string">
            <text:p>0.002073838694968554</text:p>
          </table:table-cell>
          <table:table-cell office:value-type="string" calcext:value-type="string">
            <text:p>0.14937557076944183</text:p>
          </table:table-cell>
          <table:table-cell office:value-type="string" calcext:value-type="string">
            <text:p>3.450169955229311</text:p>
          </table:table-cell>
          <table:table-cell office:value-type="string" calcext:value-type="string">
            <text:p>2.9210798330044434</text:p>
          </table:table-cell>
          <table:table-cell office:value-type="string" calcext:value-type="string">
            <text:p>6.520625359003196</text:p>
          </table:table-cell>
          <table:table-cell office:value-type="string" calcext:value-type="string">
            <text:p>0.222642863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46.084905660377</text:p>
          </table:table-cell>
          <table:table-cell office:value-type="string" calcext:value-type="string">
            <text:p>0.845206766917293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08114110647234565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8.823529411764709E-4</text:p>
          </table:table-cell>
          <table:table-cell office:value-type="string" calcext:value-type="string">
            <text:p>0.002073838694968554</text:p>
          </table:table-cell>
          <table:table-cell office:value-type="string" calcext:value-type="string">
            <text:p>0.14937557076944183</text:p>
          </table:table-cell>
          <table:table-cell office:value-type="string" calcext:value-type="string">
            <text:p>3.450169955229311</text:p>
          </table:table-cell>
          <table:table-cell office:value-type="string" calcext:value-type="string">
            <text:p>2.9210798330044434</text:p>
          </table:table-cell>
          <table:table-cell office:value-type="string" calcext:value-type="string">
            <text:p>6.520625359003196</text:p>
          </table:table-cell>
          <table:table-cell office:value-type="string" calcext:value-type="string">
            <text:p>0.08698947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46.084905660377</text:p>
          </table:table-cell>
          <table:table-cell office:value-type="string" calcext:value-type="string">
            <text:p>0.845206766917293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08114110647234565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5.882352941176472E-4</text:p>
          </table:table-cell>
          <table:table-cell office:value-type="string" calcext:value-type="string">
            <text:p>0.002073838694968554</text:p>
          </table:table-cell>
          <table:table-cell office:value-type="string" calcext:value-type="string">
            <text:p>0.14937557076944183</text:p>
          </table:table-cell>
          <table:table-cell office:value-type="string" calcext:value-type="string">
            <text:p>3.450169955229311</text:p>
          </table:table-cell>
          <table:table-cell office:value-type="string" calcext:value-type="string">
            <text:p>2.9210798330044434</text:p>
          </table:table-cell>
          <table:table-cell office:value-type="string" calcext:value-type="string">
            <text:p>6.520625359003196</text:p>
          </table:table-cell>
          <table:table-cell office:value-type="string" calcext:value-type="string">
            <text:p>0.06707708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46.084905660377</text:p>
          </table:table-cell>
          <table:table-cell office:value-type="string" calcext:value-type="string">
            <text:p>0.845206766917293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081141106472345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058823529411766E-4</text:p>
          </table:table-cell>
          <table:table-cell office:value-type="string" calcext:value-type="string">
            <text:p>0.002073838694968554</text:p>
          </table:table-cell>
          <table:table-cell office:value-type="string" calcext:value-type="string">
            <text:p>0.14937557076944183</text:p>
          </table:table-cell>
          <table:table-cell office:value-type="string" calcext:value-type="string">
            <text:p>3.450169955229311</text:p>
          </table:table-cell>
          <table:table-cell office:value-type="string" calcext:value-type="string">
            <text:p>2.9210798330044434</text:p>
          </table:table-cell>
          <table:table-cell office:value-type="string" calcext:value-type="string">
            <text:p>6.520625359003196</text:p>
          </table:table-cell>
          <table:table-cell office:value-type="string" calcext:value-type="string">
            <text:p>0.054683549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46.084905660377</text:p>
          </table:table-cell>
          <table:table-cell office:value-type="string" calcext:value-type="string">
            <text:p>0.845206766917293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08114110647234565</text:p>
          </table:table-cell>
          <table:table-cell office:value-type="string" calcext:value-type="string">
            <text:p>5.882352941176471E-5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0.002073838694968554</text:p>
          </table:table-cell>
          <table:table-cell office:value-type="string" calcext:value-type="string">
            <text:p>0.14937557076944183</text:p>
          </table:table-cell>
          <table:table-cell office:value-type="string" calcext:value-type="string">
            <text:p>3.450169955229311</text:p>
          </table:table-cell>
          <table:table-cell office:value-type="string" calcext:value-type="string">
            <text:p>2.9210798330044434</text:p>
          </table:table-cell>
          <table:table-cell office:value-type="string" calcext:value-type="string">
            <text:p>6.520625359003196</text:p>
          </table:table-cell>
          <table:table-cell office:value-type="string" calcext:value-type="string">
            <text:p>0.03984566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7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6"/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default-cell-style-name="ce3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Greedy_MSTRGMT.C2:.C6])" office:value-type="string" office:string-value="" calcext:value-type="error">
            <text:p>#DIV/0!</text:p>
          </table:table-cell>
          <table:table-cell table:formula="of:=AVERAGE([Greedy_MSTRGMT.D2:.D6])" office:value-type="string" office:string-value="" calcext:value-type="error">
            <text:p>#DIV/0!</text:p>
          </table:table-cell>
          <table:table-cell table:formula="of:=AVERAGE([Greedy_MSTRGMT.E2:.E6])" office:value-type="string" office:string-value="" calcext:value-type="error">
            <text:p>#DIV/0!</text:p>
          </table:table-cell>
          <table:table-cell table:formula="of:=AVERAGE([Greedy_MSTRGMT.F2:.F6])" office:value-type="string" office:string-value="" calcext:value-type="error">
            <text:p>#DIV/0!</text:p>
          </table:table-cell>
          <table:table-cell table:formula="of:=AVERAGE([Greedy_MSTRGMT.G2:.G6])" office:value-type="string" office:string-value="" calcext:value-type="error">
            <text:p>#DIV/0!</text:p>
          </table:table-cell>
          <table:table-cell table:style-name="ce3" table:formula="of:=AVERAGE([Greedy_MSTRGMT.H2:.H6])" office:value-type="string" office:string-value="" calcext:value-type="error">
            <text:p>#DIV/0!</text:p>
          </table:table-cell>
          <table:table-cell table:formula="of:=AVERAGE([Greedy_MSTRGMT.I2:.I6])" office:value-type="string" office:string-value="" calcext:value-type="error">
            <text:p>#DIV/0!</text:p>
          </table:table-cell>
          <table:table-cell table:formula="of:=AVERAGE([Greedy_MSTRGMT.J2:.J6])" office:value-type="string" office:string-value="" calcext:value-type="error">
            <text:p>#DIV/0!</text:p>
          </table:table-cell>
          <table:table-cell table:style-name="ce3" table:formula="of:=AVERAGE([Greedy_MSTRGMT.K2:.K6])" office:value-type="string" office:string-value="" calcext:value-type="error">
            <text:p>#DIV/0!</text:p>
          </table:table-cell>
          <table:table-cell table:formula="of:=AVERAGE([Greedy_MSTRGMT.L2:.L6])" office:value-type="string" office:string-value="" calcext:value-type="error">
            <text:p>#DIV/0!</text:p>
          </table:table-cell>
          <table:table-cell table:formula="of:=AVERAGE([Greedy_MSTRGMT.M2:.M6])" office:value-type="string" office:string-value="" calcext:value-type="error">
            <text:p>#DIV/0!</text:p>
          </table:table-cell>
          <table:table-cell table:formula="of:=AVERAGE([Greedy_MSTRGMT.N2:.N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Greedy_MSTRGMT.C7:.C11])" office:value-type="string" office:string-value="" calcext:value-type="error">
            <text:p>#DIV/0!</text:p>
          </table:table-cell>
          <table:table-cell table:formula="of:=AVERAGE([Greedy_MSTRGMT.D7:.D11])" office:value-type="string" office:string-value="" calcext:value-type="error">
            <text:p>#DIV/0!</text:p>
          </table:table-cell>
          <table:table-cell table:formula="of:=AVERAGE([Greedy_MSTRGMT.E7:.E11])" office:value-type="string" office:string-value="" calcext:value-type="error">
            <text:p>#DIV/0!</text:p>
          </table:table-cell>
          <table:table-cell table:formula="of:=AVERAGE([Greedy_MSTRGMT.F7:.F11])" office:value-type="string" office:string-value="" calcext:value-type="error">
            <text:p>#DIV/0!</text:p>
          </table:table-cell>
          <table:table-cell table:formula="of:=AVERAGE([Greedy_MSTRGMT.G7:.G11])" office:value-type="string" office:string-value="" calcext:value-type="error">
            <text:p>#DIV/0!</text:p>
          </table:table-cell>
          <table:table-cell table:style-name="ce3" table:formula="of:=AVERAGE([Greedy_MSTRGMT.H7:.H11])" office:value-type="string" office:string-value="" calcext:value-type="error">
            <text:p>#DIV/0!</text:p>
          </table:table-cell>
          <table:table-cell table:formula="of:=AVERAGE([Greedy_MSTRGMT.I7:.I11])" office:value-type="string" office:string-value="" calcext:value-type="error">
            <text:p>#DIV/0!</text:p>
          </table:table-cell>
          <table:table-cell table:formula="of:=AVERAGE([Greedy_MSTRGMT.J7:.J11])" office:value-type="string" office:string-value="" calcext:value-type="error">
            <text:p>#DIV/0!</text:p>
          </table:table-cell>
          <table:table-cell table:formula="of:=AVERAGE([Greedy_MSTRGMT.K7:.K11])" office:value-type="string" office:string-value="" calcext:value-type="error">
            <text:p>#DIV/0!</text:p>
          </table:table-cell>
          <table:table-cell table:formula="of:=AVERAGE([Greedy_MSTRGMT.L7:.L11])" office:value-type="string" office:string-value="" calcext:value-type="error">
            <text:p>#DIV/0!</text:p>
          </table:table-cell>
          <table:table-cell table:formula="of:=AVERAGE([Greedy_MSTRGMT.M7:.M11])" office:value-type="string" office:string-value="" calcext:value-type="error">
            <text:p>#DIV/0!</text:p>
          </table:table-cell>
          <table:table-cell table:formula="of:=AVERAGE([Greedy_MSTRGMT.N7:.N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Greedy_MSTRGMT.C12:.C16])" office:value-type="string" office:string-value="" calcext:value-type="error">
            <text:p>#DIV/0!</text:p>
          </table:table-cell>
          <table:table-cell table:formula="of:=AVERAGE([Greedy_MSTRGMT.D12:.D16])" office:value-type="string" office:string-value="" calcext:value-type="error">
            <text:p>#DIV/0!</text:p>
          </table:table-cell>
          <table:table-cell table:formula="of:=AVERAGE([Greedy_MSTRGMT.E12:.E16])" office:value-type="string" office:string-value="" calcext:value-type="error">
            <text:p>#DIV/0!</text:p>
          </table:table-cell>
          <table:table-cell table:formula="of:=AVERAGE([Greedy_MSTRGMT.F12:.F16])" office:value-type="string" office:string-value="" calcext:value-type="error">
            <text:p>#DIV/0!</text:p>
          </table:table-cell>
          <table:table-cell table:formula="of:=AVERAGE([Greedy_MSTRGMT.G12:.G16])" office:value-type="string" office:string-value="" calcext:value-type="error">
            <text:p>#DIV/0!</text:p>
          </table:table-cell>
          <table:table-cell table:style-name="ce3" table:formula="of:=AVERAGE([Greedy_MSTRGMT.H12:.H16])" office:value-type="string" office:string-value="" calcext:value-type="error">
            <text:p>#DIV/0!</text:p>
          </table:table-cell>
          <table:table-cell table:formula="of:=AVERAGE([Greedy_MSTRGMT.I12:.I16])" office:value-type="string" office:string-value="" calcext:value-type="error">
            <text:p>#DIV/0!</text:p>
          </table:table-cell>
          <table:table-cell table:formula="of:=AVERAGE([Greedy_MSTRGMT.J12:.J16])" office:value-type="string" office:string-value="" calcext:value-type="error">
            <text:p>#DIV/0!</text:p>
          </table:table-cell>
          <table:table-cell table:formula="of:=AVERAGE([Greedy_MSTRGMT.K12:.K16])" office:value-type="string" office:string-value="" calcext:value-type="error">
            <text:p>#DIV/0!</text:p>
          </table:table-cell>
          <table:table-cell table:formula="of:=AVERAGE([Greedy_MSTRGMT.L12:.L16])" office:value-type="string" office:string-value="" calcext:value-type="error">
            <text:p>#DIV/0!</text:p>
          </table:table-cell>
          <table:table-cell table:formula="of:=AVERAGE([Greedy_MSTRGMT.M12:.M16])" office:value-type="string" office:string-value="" calcext:value-type="error">
            <text:p>#DIV/0!</text:p>
          </table:table-cell>
          <table:table-cell table:formula="of:=AVERAGE([Greedy_MSTRGMT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Greedy_MSTRGMT.C17:.C21])" office:value-type="string" office:string-value="" calcext:value-type="error">
            <text:p>#DIV/0!</text:p>
          </table:table-cell>
          <table:table-cell table:formula="of:=AVERAGE([Greedy_MSTRGMT.D17:.D21])" office:value-type="string" office:string-value="" calcext:value-type="error">
            <text:p>#DIV/0!</text:p>
          </table:table-cell>
          <table:table-cell table:formula="of:=AVERAGE([Greedy_MSTRGMT.E17:.E21])" office:value-type="string" office:string-value="" calcext:value-type="error">
            <text:p>#DIV/0!</text:p>
          </table:table-cell>
          <table:table-cell table:formula="of:=AVERAGE([Greedy_MSTRGMT.F17:.F21])" office:value-type="string" office:string-value="" calcext:value-type="error">
            <text:p>#DIV/0!</text:p>
          </table:table-cell>
          <table:table-cell table:formula="of:=AVERAGE([Greedy_MSTRGMT.G17:.G21])" office:value-type="string" office:string-value="" calcext:value-type="error">
            <text:p>#DIV/0!</text:p>
          </table:table-cell>
          <table:table-cell table:formula="of:=AVERAGE([Greedy_MSTRGMT.H17:.H21])" office:value-type="string" office:string-value="" calcext:value-type="error">
            <text:p>#DIV/0!</text:p>
          </table:table-cell>
          <table:table-cell table:formula="of:=AVERAGE([Greedy_MSTRGMT.I17:.I21])" office:value-type="string" office:string-value="" calcext:value-type="error">
            <text:p>#DIV/0!</text:p>
          </table:table-cell>
          <table:table-cell table:formula="of:=AVERAGE([Greedy_MSTRGMT.J17:.J21])" office:value-type="string" office:string-value="" calcext:value-type="error">
            <text:p>#DIV/0!</text:p>
          </table:table-cell>
          <table:table-cell table:formula="of:=AVERAGE([Greedy_MSTRGMT.K17:.K21])" office:value-type="string" office:string-value="" calcext:value-type="error">
            <text:p>#DIV/0!</text:p>
          </table:table-cell>
          <table:table-cell table:formula="of:=AVERAGE([Greedy_MSTRGMT.L17:.L21])" office:value-type="string" office:string-value="" calcext:value-type="error">
            <text:p>#DIV/0!</text:p>
          </table:table-cell>
          <table:table-cell table:formula="of:=AVERAGE([Greedy_MSTRGMT.M17:.M21])" office:value-type="string" office:string-value="" calcext:value-type="error">
            <text:p>#DIV/0!</text:p>
          </table:table-cell>
          <table:table-cell table:formula="of:=AVERAGE([Greedy_MSTRGMT.N17:.N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Greedy_MSTRGMT.C22:.C26])" office:value-type="string" office:string-value="" calcext:value-type="error">
            <text:p>#DIV/0!</text:p>
          </table:table-cell>
          <table:table-cell table:formula="of:=AVERAGE([Greedy_MSTRGMT.D22:.D26])" office:value-type="string" office:string-value="" calcext:value-type="error">
            <text:p>#DIV/0!</text:p>
          </table:table-cell>
          <table:table-cell table:formula="of:=AVERAGE([Greedy_MSTRGMT.E22:.E26])" office:value-type="string" office:string-value="" calcext:value-type="error">
            <text:p>#DIV/0!</text:p>
          </table:table-cell>
          <table:table-cell table:formula="of:=AVERAGE([Greedy_MSTRGMT.F22:.F26])" office:value-type="string" office:string-value="" calcext:value-type="error">
            <text:p>#DIV/0!</text:p>
          </table:table-cell>
          <table:table-cell table:formula="of:=AVERAGE([Greedy_MSTRGMT.G22:.G26])" office:value-type="string" office:string-value="" calcext:value-type="error">
            <text:p>#DIV/0!</text:p>
          </table:table-cell>
          <table:table-cell table:formula="of:=AVERAGE([Greedy_MSTRGMT.H22:.H26])" office:value-type="string" office:string-value="" calcext:value-type="error">
            <text:p>#DIV/0!</text:p>
          </table:table-cell>
          <table:table-cell table:formula="of:=AVERAGE([Greedy_MSTRGMT.I22:.I26])" office:value-type="string" office:string-value="" calcext:value-type="error">
            <text:p>#DIV/0!</text:p>
          </table:table-cell>
          <table:table-cell table:formula="of:=AVERAGE([Greedy_MSTRGMT.J22:.J26])" office:value-type="string" office:string-value="" calcext:value-type="error">
            <text:p>#DIV/0!</text:p>
          </table:table-cell>
          <table:table-cell table:formula="of:=AVERAGE([Greedy_MSTRGMT.K22:.K26])" office:value-type="string" office:string-value="" calcext:value-type="error">
            <text:p>#DIV/0!</text:p>
          </table:table-cell>
          <table:table-cell table:formula="of:=AVERAGE([Greedy_MSTRGMT.L22:.L26])" office:value-type="string" office:string-value="" calcext:value-type="error">
            <text:p>#DIV/0!</text:p>
          </table:table-cell>
          <table:table-cell table:formula="of:=AVERAGE([Greedy_MSTRGMT.M22:.M26])" office:value-type="string" office:string-value="" calcext:value-type="error">
            <text:p>#DIV/0!</text:p>
          </table:table-cell>
          <table:table-cell table:formula="of:=AVERAGE([Greedy_MSTRGMT.N22:.N2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Greedy_MSTRGMT.C27:.C31])" office:value-type="string" office:string-value="" calcext:value-type="error">
            <text:p>#DIV/0!</text:p>
          </table:table-cell>
          <table:table-cell table:formula="of:=AVERAGE([Greedy_MSTRGMT.D27:.D31])" office:value-type="string" office:string-value="" calcext:value-type="error">
            <text:p>#DIV/0!</text:p>
          </table:table-cell>
          <table:table-cell table:formula="of:=AVERAGE([Greedy_MSTRGMT.E27:.E31])" office:value-type="string" office:string-value="" calcext:value-type="error">
            <text:p>#DIV/0!</text:p>
          </table:table-cell>
          <table:table-cell table:formula="of:=AVERAGE([Greedy_MSTRGMT.F27:.F31])" office:value-type="string" office:string-value="" calcext:value-type="error">
            <text:p>#DIV/0!</text:p>
          </table:table-cell>
          <table:table-cell table:formula="of:=AVERAGE([Greedy_MSTRGMT.G27:.G31])" office:value-type="string" office:string-value="" calcext:value-type="error">
            <text:p>#DIV/0!</text:p>
          </table:table-cell>
          <table:table-cell table:formula="of:=AVERAGE([Greedy_MSTRGMT.H27:.H31])" office:value-type="string" office:string-value="" calcext:value-type="error">
            <text:p>#DIV/0!</text:p>
          </table:table-cell>
          <table:table-cell table:formula="of:=AVERAGE([Greedy_MSTRGMT.I27:.I31])" office:value-type="string" office:string-value="" calcext:value-type="error">
            <text:p>#DIV/0!</text:p>
          </table:table-cell>
          <table:table-cell table:formula="of:=AVERAGE([Greedy_MSTRGMT.J27:.J31])" office:value-type="string" office:string-value="" calcext:value-type="error">
            <text:p>#DIV/0!</text:p>
          </table:table-cell>
          <table:table-cell table:formula="of:=AVERAGE([Greedy_MSTRGMT.K27:.K31])" office:value-type="string" office:string-value="" calcext:value-type="error">
            <text:p>#DIV/0!</text:p>
          </table:table-cell>
          <table:table-cell table:formula="of:=AVERAGE([Greedy_MSTRGMT.L27:.L31])" office:value-type="string" office:string-value="" calcext:value-type="error">
            <text:p>#DIV/0!</text:p>
          </table:table-cell>
          <table:table-cell table:formula="of:=AVERAGE([Greedy_MSTRGMT.M27:.M31])" office:value-type="string" office:string-value="" calcext:value-type="error">
            <text:p>#DIV/0!</text:p>
          </table:table-cell>
          <table:table-cell table:formula="of:=AVERAGE([Greedy_MSTRGMT.N27:.N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Greedy_MSTRGMT.C32:.C36])" office:value-type="string" office:string-value="" calcext:value-type="error">
            <text:p>#DIV/0!</text:p>
          </table:table-cell>
          <table:table-cell table:formula="of:=AVERAGE([Greedy_MSTRGMT.D32:.D36])" office:value-type="string" office:string-value="" calcext:value-type="error">
            <text:p>#DIV/0!</text:p>
          </table:table-cell>
          <table:table-cell table:formula="of:=AVERAGE([Greedy_MSTRGMT.E32:.E36])" office:value-type="string" office:string-value="" calcext:value-type="error">
            <text:p>#DIV/0!</text:p>
          </table:table-cell>
          <table:table-cell table:formula="of:=AVERAGE([Greedy_MSTRGMT.F32:.F36])" office:value-type="string" office:string-value="" calcext:value-type="error">
            <text:p>#DIV/0!</text:p>
          </table:table-cell>
          <table:table-cell table:formula="of:=AVERAGE([Greedy_MSTRGMT.G32:.G36])" office:value-type="string" office:string-value="" calcext:value-type="error">
            <text:p>#DIV/0!</text:p>
          </table:table-cell>
          <table:table-cell table:formula="of:=AVERAGE([Greedy_MSTRGMT.H32:.H36])" office:value-type="string" office:string-value="" calcext:value-type="error">
            <text:p>#DIV/0!</text:p>
          </table:table-cell>
          <table:table-cell table:formula="of:=AVERAGE([Greedy_MSTRGMT.I32:.I36])" office:value-type="string" office:string-value="" calcext:value-type="error">
            <text:p>#DIV/0!</text:p>
          </table:table-cell>
          <table:table-cell table:formula="of:=AVERAGE([Greedy_MSTRGMT.J32:.J36])" office:value-type="string" office:string-value="" calcext:value-type="error">
            <text:p>#DIV/0!</text:p>
          </table:table-cell>
          <table:table-cell table:formula="of:=AVERAGE([Greedy_MSTRGMT.K32:.K36])" office:value-type="string" office:string-value="" calcext:value-type="error">
            <text:p>#DIV/0!</text:p>
          </table:table-cell>
          <table:table-cell table:formula="of:=AVERAGE([Greedy_MSTRGMT.L32:.L36])" office:value-type="string" office:string-value="" calcext:value-type="error">
            <text:p>#DIV/0!</text:p>
          </table:table-cell>
          <table:table-cell table:formula="of:=AVERAGE([Greedy_MSTRGMT.M32:.M36])" office:value-type="string" office:string-value="" calcext:value-type="error">
            <text:p>#DIV/0!</text:p>
          </table:table-cell>
          <table:table-cell table:formula="of:=AVERAGE([Greedy_MSTRGMT.N32:.N36])" office:value-type="string" office:string-value="" calcext:value-type="error">
            <text:p>#DIV/0!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158160746" calcext:value-type="float">
            <text:p>0,158160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4099845" calcext:value-type="float">
            <text:p>0,04099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1465674" calcext:value-type="float">
            <text:p>0,031465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2884799" calcext:value-type="float">
            <text:p>0,032884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3507488" calcext:value-type="float">
            <text:p>0,023507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35294117647059" calcext:value-type="float">
            <text:p>0,001352941176471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182395887" calcext:value-type="float">
            <text:p>0,182395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59536875" calcext:value-type="float">
            <text:p>0,05953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4078178" calcext:value-type="float">
            <text:p>0,04078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40663697" calcext:value-type="float">
            <text:p>0,0406636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36597331" calcext:value-type="float">
            <text:p>0,036597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219657386" calcext:value-type="float">
            <text:p>0,219657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7046031" calcext:value-type="float">
            <text:p>0,07046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53306729" calcext:value-type="float">
            <text:p>0,053306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51088238" calcext:value-type="float">
            <text:p>0,051088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49170902" calcext:value-type="float">
            <text:p>0,04917090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76470588235294" calcext:value-type="float">
            <text:p>0,001764705882353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236950309" calcext:value-type="float">
            <text:p>0,23695030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9569535" calcext:value-type="float">
            <text:p>0,06956953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3842024" calcext:value-type="float">
            <text:p>0,06384202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3427853" calcext:value-type="float">
            <text:p>0,0634278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50934354" calcext:value-type="float">
            <text:p>0,050934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211764705882353" calcext:value-type="float">
            <text:p>0,00211764705882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272066758" calcext:value-type="float">
            <text:p>0,272066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23529411764706" calcext:value-type="float">
            <text:p>0,001235294117647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87713932" calcext:value-type="float">
            <text:p>0,0877139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74004701" calcext:value-type="float">
            <text:p>0,074004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80167403" calcext:value-type="float">
            <text:p>0,080167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65935039" calcext:value-type="float">
            <text:p>0,065935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311764705882353" calcext:value-type="float">
            <text:p>0,00311764705882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331548487" calcext:value-type="float">
            <text:p>0,3315484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118197013" calcext:value-type="float">
            <text:p>0,118197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90923495" calcext:value-type="float">
            <text:p>0,090923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72770424" calcext:value-type="float">
            <text:p>0,072770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7163585" calcext:value-type="float">
            <text:p>0,07163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329411764705883" calcext:value-type="float">
            <text:p>0,003294117647059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297431453" calcext:value-type="float">
            <text:p>0,297431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95398893" calcext:value-type="float">
            <text:p>0,095398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23529411764706" calcext:value-type="float">
            <text:p>0,001235294117647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110592527" calcext:value-type="float">
            <text:p>0,110592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72866336" calcext:value-type="float">
            <text:p>0,072866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7840252" calcext:value-type="float">
            <text:p>0,07840252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SD_MSTRGMT.C2:.C6])" office:value-type="float" office:value="5106.10754716981" calcext:value-type="float">
            <text:p>5106,10754716981</text:p>
          </table:table-cell>
          <table:table-cell table:formula="of:=AVERAGE([HPSD_MSTRGMT.D2:.D6])" office:value-type="float" office:value="0.317460317460318" calcext:value-type="float">
            <text:p>0,317460317460318</text:p>
          </table:table-cell>
          <table:table-cell table:formula="of:=AVERAGE([HPSD_MSTRGMT.E2:.E6])" office:value-type="float" office:value="10" calcext:value-type="float">
            <text:p>10</text:p>
          </table:table-cell>
          <table:table-cell table:formula="of:=AVERAGE([HPSD_MSTRGMT.F2:.F6])" office:value-type="float" office:value="0.00155925155925156" calcext:value-type="float">
            <text:p>0,001559251559252</text:p>
          </table:table-cell>
          <table:table-cell table:formula="of:=AVERAGE([HPSD_MSTRGMT.G2:.G6])" office:value-type="float" office:value="0.0000588235294117647" calcext:value-type="float">
            <text:p>5,88E-05</text:p>
          </table:table-cell>
          <table:table-cell table:style-name="ce1" table:formula="of:=AVERAGE([HPSD_MSTRGMT.H2:.H6])" office:value-type="float" office:value="0.000552941176470588" calcext:value-type="float">
            <text:p>5,53E-04</text:p>
          </table:table-cell>
          <table:table-cell table:formula="of:=AVERAGE([HPSD_MSTRGMT.I2:.I6])" office:value-type="float" office:value="0.00173826433438155" calcext:value-type="float">
            <text:p>0,001738264334382</text:p>
          </table:table-cell>
          <table:table-cell table:formula="of:=AVERAGE([HPSD_MSTRGMT.J2:.J6])" office:value-type="float" office:value="0.0562747099704055" calcext:value-type="float">
            <text:p>0,056274709970406</text:p>
          </table:table-cell>
          <table:table-cell table:formula="of:=AVERAGE([HPSD_MSTRGMT.K2:.K6])" office:value-type="float" office:value="0.153559566371981" calcext:value-type="float">
            <text:p>0,153559566371981</text:p>
          </table:table-cell>
          <table:table-cell table:formula="of:=AVERAGE([HPSD_MSTRGMT.L2:.L6])" office:value-type="float" office:value="0.561330561330561" calcext:value-type="float">
            <text:p>0,561330561330561</text:p>
          </table:table-cell>
          <table:table-cell table:formula="of:=AVERAGE([HPSD_MSTRGMT.M2:.M6])" office:value-type="float" office:value="0.771164837672948" calcext:value-type="float">
            <text:p>0,771164837672948</text:p>
          </table:table-cell>
          <table:table-cell table:formula="of:=AVERAGE([HPSD_MSTRGMT.N2:.N6])" office:value-type="float" office:value="0.0574034314" calcext:value-type="float">
            <text:p>0,05740343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SD_MSTRGMT.C7:.C11])" office:value-type="float" office:value="5109.08679245283" calcext:value-type="float">
            <text:p>5109,08679245283</text:p>
          </table:table-cell>
          <table:table-cell table:formula="of:=AVERAGE([HPSD_MSTRGMT.D7:.D11])" office:value-type="float" office:value="0.612274436090226" calcext:value-type="float">
            <text:p>0,612274436090226</text:p>
          </table:table-cell>
          <table:table-cell table:formula="of:=AVERAGE([HPSD_MSTRGMT.E7:.E11])" office:value-type="float" office:value="38" calcext:value-type="float">
            <text:p>38</text:p>
          </table:table-cell>
          <table:table-cell table:formula="of:=AVERAGE([HPSD_MSTRGMT.F7:.F11])" office:value-type="float" office:value="0.00305162235341116" calcext:value-type="float">
            <text:p>0,003051622353411</text:p>
          </table:table-cell>
          <table:table-cell table:formula="of:=AVERAGE([HPSD_MSTRGMT.G7:.G11])" office:value-type="float" office:value="0.0000117647058823529" calcext:value-type="float">
            <text:p>1,18E-05</text:p>
          </table:table-cell>
          <table:table-cell table:formula="of:=AVERAGE([HPSD_MSTRGMT.H7:.H11])" office:value-type="float" office:value="0.000611764705882353" calcext:value-type="float">
            <text:p>0,000611764705882</text:p>
          </table:table-cell>
          <table:table-cell table:formula="of:=AVERAGE([HPSD_MSTRGMT.I7:.I11])" office:value-type="float" office:value="0.00161503857442348" calcext:value-type="float">
            <text:p>0,001615038574423</text:p>
          </table:table-cell>
          <table:table-cell table:formula="of:=AVERAGE([HPSD_MSTRGMT.J7:.J11])" office:value-type="float" office:value="0.108228714383378" calcext:value-type="float">
            <text:p>0,108228714383378</text:p>
          </table:table-cell>
          <table:table-cell table:formula="of:=AVERAGE([HPSD_MSTRGMT.K7:.K11])" office:value-type="float" office:value="0.363907547416118" calcext:value-type="float">
            <text:p>0,363907547416118</text:p>
          </table:table-cell>
          <table:table-cell table:formula="of:=AVERAGE([HPSD_MSTRGMT.L7:.L11])" office:value-type="float" office:value="1.09858404722802" calcext:value-type="float">
            <text:p>1,09858404722802</text:p>
          </table:table-cell>
          <table:table-cell table:formula="of:=AVERAGE([HPSD_MSTRGMT.M7:.M11])" office:value-type="float" office:value="1.57072030902751" calcext:value-type="float">
            <text:p>1,57072030902751</text:p>
          </table:table-cell>
          <table:table-cell table:formula="of:=AVERAGE([HPSD_MSTRGMT.N7:.N11])" office:value-type="float" office:value="0.071995114" calcext:value-type="float">
            <text:p>0,071995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SD_MSTRGMT.C12:.C16])" office:value-type="float" office:value="5115.0962264151" calcext:value-type="float">
            <text:p>5115,0962264151</text:p>
          </table:table-cell>
          <table:table-cell table:formula="of:=AVERAGE([HPSD_MSTRGMT.D12:.D16])" office:value-type="float" office:value="0.827655810673638" calcext:value-type="float">
            <text:p>0,827655810673638</text:p>
          </table:table-cell>
          <table:table-cell table:formula="of:=AVERAGE([HPSD_MSTRGMT.E12:.E16])" office:value-type="float" office:value="69" calcext:value-type="float">
            <text:p>69</text:p>
          </table:table-cell>
          <table:table-cell table:formula="of:=AVERAGE([HPSD_MSTRGMT.F12:.F16])" office:value-type="float" office:value="0.0037192396690722" calcext:value-type="float">
            <text:p>0,003719239669072</text:p>
          </table:table-cell>
          <table:table-cell table:formula="of:=AVERAGE([HPSD_MSTRGMT.G12:.G16])" office:value-type="float" office:value="0.0000470588235294118" calcext:value-type="float">
            <text:p>4,71E-05</text:p>
          </table:table-cell>
          <table:table-cell table:formula="of:=AVERAGE([HPSD_MSTRGMT.H12:.H16])" office:value-type="float" office:value="0.000870588235294118" calcext:value-type="float">
            <text:p>0,000870588235294</text:p>
          </table:table-cell>
          <table:table-cell table:formula="of:=AVERAGE([HPSD_MSTRGMT.I12:.I16])" office:value-type="float" office:value="0.00162913600628931" calcext:value-type="float">
            <text:p>0,001629136006289</text:p>
          </table:table-cell>
          <table:table-cell table:formula="of:=AVERAGE([HPSD_MSTRGMT.J12:.J16])" office:value-type="float" office:value="0.146202936099671" calcext:value-type="float">
            <text:p>0,146202936099671</text:p>
          </table:table-cell>
          <table:table-cell table:formula="of:=AVERAGE([HPSD_MSTRGMT.K12:.K16])" office:value-type="float" office:value="0.603829986692346" calcext:value-type="float">
            <text:p>0,603829986692346</text:p>
          </table:table-cell>
          <table:table-cell table:formula="of:=AVERAGE([HPSD_MSTRGMT.L12:.L16])" office:value-type="float" office:value="1.33892628086599" calcext:value-type="float">
            <text:p>1,33892628086599</text:p>
          </table:table-cell>
          <table:table-cell table:formula="of:=AVERAGE([HPSD_MSTRGMT.M12:.M16])" office:value-type="float" office:value="2.08895920365801" calcext:value-type="float">
            <text:p>2,08895920365801</text:p>
          </table:table-cell>
          <table:table-cell table:formula="of:=AVERAGE([HPSD_MSTRGMT.N12:.N16])" office:value-type="float" office:value="0.088736713" calcext:value-type="float">
            <text:p>0,08873671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SD_MSTRGMT.C17:.C21])" office:value-type="float" office:value="5115.09433962264" calcext:value-type="float">
            <text:p>5115,09433962264</text:p>
          </table:table-cell>
          <table:table-cell table:formula="of:=AVERAGE([HPSD_MSTRGMT.D17:.D21])" office:value-type="float" office:value="0.995534153484069" calcext:value-type="float">
            <text:p>0,995534153484069</text:p>
          </table:table-cell>
          <table:table-cell table:formula="of:=AVERAGE([HPSD_MSTRGMT.E17:.E21])" office:value-type="float" office:value="98" calcext:value-type="float">
            <text:p>98</text:p>
          </table:table-cell>
          <table:table-cell table:formula="of:=AVERAGE([HPSD_MSTRGMT.F17:.F21])" office:value-type="float" office:value="0.00498231000044785" calcext:value-type="float">
            <text:p>0,004982310000448</text:p>
          </table:table-cell>
          <table:table-cell table:formula="of:=AVERAGE([HPSD_MSTRGMT.G17:.G21])" office:value-type="float" office:value="0.000164705882352941" calcext:value-type="float">
            <text:p>1,65E-04</text:p>
          </table:table-cell>
          <table:table-cell table:style-name="ce1" table:formula="of:=AVERAGE([HPSD_MSTRGMT.H17:.H21])" office:value-type="float" office:value="0.000952941176470588" calcext:value-type="float">
            <text:p>9,53E-04</text:p>
          </table:table-cell>
          <table:table-cell table:formula="of:=AVERAGE([HPSD_MSTRGMT.I17:.I21])" office:value-type="float" office:value="0.00171748039832285" calcext:value-type="float">
            <text:p>0,001717480398323</text:p>
          </table:table-cell>
          <table:table-cell table:formula="of:=AVERAGE([HPSD_MSTRGMT.J17:.J21])" office:value-type="float" office:value="0.175815463053466" calcext:value-type="float">
            <text:p>0,175815463053466</text:p>
          </table:table-cell>
          <table:table-cell table:formula="of:=AVERAGE([HPSD_MSTRGMT.K17:.K21])" office:value-type="float" office:value="0.801237613255526" calcext:value-type="float">
            <text:p>0,801237613255526</text:p>
          </table:table-cell>
          <table:table-cell table:formula="of:=AVERAGE([HPSD_MSTRGMT.L17:.L21])" office:value-type="float" office:value="1.79363160016123" calcext:value-type="float">
            <text:p>1,79363160016123</text:p>
          </table:table-cell>
          <table:table-cell table:formula="of:=AVERAGE([HPSD_MSTRGMT.M17:.M21])" office:value-type="float" office:value="2.77068467647022" calcext:value-type="float">
            <text:p>2,77068467647022</text:p>
          </table:table-cell>
          <table:table-cell table:formula="of:=AVERAGE([HPSD_MSTRGMT.N17:.N21])" office:value-type="float" office:value="0.096944815" calcext:value-type="float">
            <text:p>0,096944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SD_MSTRGMT.C22:.C26])" office:value-type="float" office:value="5112.11320754717" calcext:value-type="float">
            <text:p>5112,11320754717</text:p>
          </table:table-cell>
          <table:table-cell table:formula="of:=AVERAGE([HPSD_MSTRGMT.D22:.D26])" office:value-type="float" office:value="1.29474209717843" calcext:value-type="float">
            <text:p>1,29474209717843</text:p>
          </table:table-cell>
          <table:table-cell table:formula="of:=AVERAGE([HPSD_MSTRGMT.E22:.E26])" office:value-type="float" office:value="140" calcext:value-type="float">
            <text:p>140</text:p>
          </table:table-cell>
          <table:table-cell table:formula="of:=AVERAGE([HPSD_MSTRGMT.F22:.F26])" office:value-type="float" office:value="0.00489156006791926" calcext:value-type="float">
            <text:p>0,004891560067919</text:p>
          </table:table-cell>
          <table:table-cell table:formula="of:=AVERAGE([HPSD_MSTRGMT.G22:.G26])" office:value-type="float" office:value="0.000141176470588235" calcext:value-type="float">
            <text:p>1,41E-04</text:p>
          </table:table-cell>
          <table:table-cell table:formula="of:=AVERAGE([HPSD_MSTRGMT.H22:.H26])" office:value-type="float" office:value="0.00112941176470588" calcext:value-type="float">
            <text:p>0,001129411764706</text:p>
          </table:table-cell>
          <table:table-cell table:formula="of:=AVERAGE([HPSD_MSTRGMT.I22:.I26])" office:value-type="float" office:value="0.00165006811320755" calcext:value-type="float">
            <text:p>0,001650068113208</text:p>
          </table:table-cell>
          <table:table-cell table:formula="of:=AVERAGE([HPSD_MSTRGMT.J22:.J26])" office:value-type="float" office:value="0.228553938740916" calcext:value-type="float">
            <text:p>0,228553938740916</text:p>
          </table:table-cell>
          <table:table-cell table:formula="of:=AVERAGE([HPSD_MSTRGMT.K22:.K26])" office:value-type="float" office:value="1.1086176270625" calcext:value-type="float">
            <text:p>1,1086176270625</text:p>
          </table:table-cell>
          <table:table-cell table:formula="of:=AVERAGE([HPSD_MSTRGMT.L22:.L26])" office:value-type="float" office:value="1.76096162445093" calcext:value-type="float">
            <text:p>1,76096162445093</text:p>
          </table:table-cell>
          <table:table-cell table:formula="of:=AVERAGE([HPSD_MSTRGMT.M22:.M26])" office:value-type="float" office:value="3.09813319025435" calcext:value-type="float">
            <text:p>3,09813319025435</text:p>
          </table:table-cell>
          <table:table-cell table:formula="of:=AVERAGE([HPSD_MSTRGMT.N22:.N26])" office:value-type="float" office:value="0.1159775666" calcext:value-type="float">
            <text:p>0,1159775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SD_MSTRGMT.C27:.C31])" office:value-type="float" office:value="5049.62842612056" calcext:value-type="float">
            <text:p>5049,62842612056</text:p>
          </table:table-cell>
          <table:table-cell table:formula="of:=AVERAGE([HPSD_MSTRGMT.D27:.D31])" office:value-type="float" office:value="1.61315870320964" calcext:value-type="float">
            <text:p>1,61315870320964</text:p>
          </table:table-cell>
          <table:table-cell table:formula="of:=AVERAGE([HPSD_MSTRGMT.E27:.E31])" office:value-type="float" office:value="172" calcext:value-type="float">
            <text:p>172</text:p>
          </table:table-cell>
          <table:table-cell table:formula="of:=AVERAGE([HPSD_MSTRGMT.F27:.F31])" office:value-type="float" office:value="0.00384570276292841" calcext:value-type="float">
            <text:p>0,003845702762928</text:p>
          </table:table-cell>
          <table:table-cell table:formula="of:=AVERAGE([HPSD_MSTRGMT.G27:.G31])" office:value-type="float" office:value="0.000141176470588235" calcext:value-type="float">
            <text:p>1,41E-04</text:p>
          </table:table-cell>
          <table:table-cell table:formula="of:=AVERAGE([HPSD_MSTRGMT.H27:.H31])" office:value-type="float" office:value="0.00149411764705882" calcext:value-type="float">
            <text:p>0,001494117647059</text:p>
          </table:table-cell>
          <table:table-cell table:formula="of:=AVERAGE([HPSD_MSTRGMT.I27:.I31])" office:value-type="float" office:value="0.0015000655023251" calcext:value-type="float">
            <text:p>0,001500065502325</text:p>
          </table:table-cell>
          <table:table-cell table:formula="of:=AVERAGE([HPSD_MSTRGMT.J27:.J31])" office:value-type="float" office:value="0.284664340923919" calcext:value-type="float">
            <text:p>0,284664340923919</text:p>
          </table:table-cell>
          <table:table-cell table:formula="of:=AVERAGE([HPSD_MSTRGMT.K27:.K31])" office:value-type="float" office:value="1.39526984318641" calcext:value-type="float">
            <text:p>1,39526984318641</text:p>
          </table:table-cell>
          <table:table-cell table:formula="of:=AVERAGE([HPSD_MSTRGMT.L27:.L31])" office:value-type="float" office:value="1.38445299465423" calcext:value-type="float">
            <text:p>1,38445299465423</text:p>
          </table:table-cell>
          <table:table-cell table:formula="of:=AVERAGE([HPSD_MSTRGMT.M27:.M31])" office:value-type="float" office:value="3.06438717876456" calcext:value-type="float">
            <text:p>3,06438717876456</text:p>
          </table:table-cell>
          <table:table-cell table:formula="of:=AVERAGE([HPSD_MSTRGMT.N27:.N31])" office:value-type="float" office:value="0.1370150538" calcext:value-type="float">
            <text:p>0,1370150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SD_MSTRGMT.C32:.C36])" office:value-type="float" office:value="5115.11886792453" calcext:value-type="float">
            <text:p>5115,11886792453</text:p>
          </table:table-cell>
          <table:table-cell table:formula="of:=AVERAGE([HPSD_MSTRGMT.D32:.D36])" office:value-type="float" office:value="1.57500658007025" calcext:value-type="float">
            <text:p>1,57500658007025</text:p>
          </table:table-cell>
          <table:table-cell table:formula="of:=AVERAGE([HPSD_MSTRGMT.E32:.E36])" office:value-type="float" office:value="146" calcext:value-type="float">
            <text:p>146</text:p>
          </table:table-cell>
          <table:table-cell table:formula="of:=AVERAGE([HPSD_MSTRGMT.F32:.F36])" office:value-type="float" office:value="0.00278318757415962" calcext:value-type="float">
            <text:p>0,00278318757416</text:p>
          </table:table-cell>
          <table:table-cell table:style-name="Default" table:formula="of:=AVERAGE([HPSD_MSTRGMT.G32:.G36])" office:value-type="float" office:value="0.000223529411764706" calcext:value-type="float">
            <text:p>0,000223529411765</text:p>
          </table:table-cell>
          <table:table-cell table:formula="of:=AVERAGE([HPSD_MSTRGMT.H32:.H36])" office:value-type="float" office:value="0.00147058823529412" calcext:value-type="float">
            <text:p>0,001470588235294</text:p>
          </table:table-cell>
          <table:table-cell table:formula="of:=AVERAGE([HPSD_MSTRGMT.I32:.I36])" office:value-type="float" office:value="0.00167634572327044" calcext:value-type="float">
            <text:p>0,00167634572327</text:p>
          </table:table-cell>
          <table:table-cell table:formula="of:=AVERAGE([HPSD_MSTRGMT.J32:.J36])" office:value-type="float" office:value="0.277969199817397" calcext:value-type="float">
            <text:p>0,277969199817397</text:p>
          </table:table-cell>
          <table:table-cell table:formula="of:=AVERAGE([HPSD_MSTRGMT.K32:.K36])" office:value-type="float" office:value="1.42629981008652" calcext:value-type="float">
            <text:p>1,42629981008652</text:p>
          </table:table-cell>
          <table:table-cell table:formula="of:=AVERAGE([HPSD_MSTRGMT.L32:.L36])" office:value-type="float" office:value="1.00194752669746" calcext:value-type="float">
            <text:p>1,00194752669746</text:p>
          </table:table-cell>
          <table:table-cell table:formula="of:=AVERAGE([HPSD_MSTRGMT.M32:.M36])" office:value-type="float" office:value="2.70621653660138" calcext:value-type="float">
            <text:p>2,70621653660138</text:p>
          </table:table-cell>
          <table:table-cell table:formula="of:=AVERAGE([HPSD_MSTRGMT.N32:.N36])" office:value-type="float" office:value="0.1309383458" calcext:value-type="float">
            <text:p>0,1309383458</text:p>
          </table:table-cell>
        </table:table-row>
      </table:table>
      <table:table table:name="HPPM_MSTR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table:style-name="Default"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136293301" calcext:value-type="float">
            <text:p>0,136293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35704393" calcext:value-type="float">
            <text:p>0,0357043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29699514" calcext:value-type="float">
            <text:p>0,029699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24787064" calcext:value-type="float">
            <text:p>0,024787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36398805" calcext:value-type="float">
            <text:p>0,036398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165992262" calcext:value-type="float">
            <text:p>0,1659922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48986831" calcext:value-type="float">
            <text:p>0,048986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41395627" calcext:value-type="float">
            <text:p>0,041395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38663088" calcext:value-type="float">
            <text:p>0,038663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34310783" calcext:value-type="float">
            <text:p>0,034310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189848422" calcext:value-type="float">
            <text:p>0,189848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60902786" calcext:value-type="float">
            <text:p>0,060902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43021327" calcext:value-type="float">
            <text:p>0,043021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36857778" calcext:value-type="float">
            <text:p>0,03685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32704716" calcext:value-type="float">
            <text:p>0,03270471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195030676" calcext:value-type="float">
            <text:p>0,1950306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62471923" calcext:value-type="float">
            <text:p>0,06247192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52990237" calcext:value-type="float">
            <text:p>0,05299023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4339043" calcext:value-type="float">
            <text:p>0,043390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33033812" calcext:value-type="float">
            <text:p>0,0330338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11764705882353" calcext:value-type="float">
            <text:p>0,00211764705882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227690986" calcext:value-type="float">
            <text:p>0,227690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78310216" calcext:value-type="float">
            <text:p>0,078310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54653291" calcext:value-type="float">
            <text:p>0,054653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46373755" calcext:value-type="float">
            <text:p>0,046373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41532078" calcext:value-type="float">
            <text:p>0,041532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705882352941177" calcext:value-type="float">
            <text:p>7,06E-04</text:p>
          </table:table-cell>
          <table:table-cell table:style-name="Default" office:value-type="float" office:value="0.00305882352941177" calcext:value-type="float">
            <text:p>0,003058823529412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293978872" calcext:value-type="float">
            <text:p>0,293978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" calcext:value-type="float">
            <text:p>0,002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106508339" calcext:value-type="float">
            <text:p>0,106508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56762045" calcext:value-type="float">
            <text:p>0,056762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52213893" calcext:value-type="float">
            <text:p>0,052213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48648279" calcext:value-type="float">
            <text:p>0,048648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529411764705882" calcext:value-type="float">
            <text:p>5,29E-04</text:p>
          </table:table-cell>
          <table:table-cell table:style-name="Default" office:value-type="float" office:value="0.00294117647058824" calcext:value-type="float">
            <text:p>0,002941176470588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286902106" calcext:value-type="float">
            <text:p>0,28690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101977494" calcext:value-type="float">
            <text:p>0,101977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62242731" calcext:value-type="float">
            <text:p>0,062242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59481512" calcext:value-type="float">
            <text:p>0,059481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56348549" calcext:value-type="float">
            <text:p>0,056348549</text:p>
          </table:table-cell>
        </table:table-row>
      </table:table>
      <table:table table:name="HPPM_MSTRG_AVG" table:style-name="ta1">
        <table:table-column table:style-name="co14" table:number-columns-repeated="5" table:default-cell-style-name="Default"/>
        <table:table-column table:style-name="co14" table:number-columns-repeated="3" table:default-cell-style-name="ce2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PM_MSTRG.C2:.C6])" office:value-type="float" office:value="5115.09245283019" calcext:value-type="float">
            <text:p>5115,09245283019</text:p>
          </table:table-cell>
          <table:table-cell table:formula="of:=AVERAGE([HPPM_MSTRG.D2:.D6])" office:value-type="float" office:value="0.191894319131161" calcext:value-type="float">
            <text:p>0,191894319131161</text:p>
          </table:table-cell>
          <table:table-cell table:formula="of:=AVERAGE([HPPM_MSTRG.E2:.E6])" office:value-type="float" office:value="5" calcext:value-type="float">
            <text:p>5</text:p>
          </table:table-cell>
          <table:table-cell table:formula="of:=AVERAGE([HPPM_MSTRG.F2:.F6])" office:value-type="float" office:value="0.00099403578528827" calcext:value-type="float">
            <text:p>9,94E-04</text:p>
          </table:table-cell>
          <table:table-cell table:formula="of:=AVERAGE([HPPM_MSTRG.G2:.G6])" office:value-type="float" office:value="0.000152941176470588" calcext:value-type="float">
            <text:p>1,53E-04</text:p>
          </table:table-cell>
          <table:table-cell table:formula="of:=AVERAGE([HPPM_MSTRG.H2:.H6])" office:value-type="float" office:value="0.000576470588235294" calcext:value-type="float">
            <text:p>5,76E-04</text:p>
          </table:table-cell>
          <table:table-cell table:formula="of:=AVERAGE([HPPM_MSTRG.I2:.I6])" office:value-type="float" office:value="0.00191176454402516" calcext:value-type="float">
            <text:p>0,001911764544025</text:p>
          </table:table-cell>
          <table:table-cell table:formula="of:=AVERAGE([HPPM_MSTRG.J2:.J6])" office:value-type="float" office:value="0.0341680125519354" calcext:value-type="float">
            <text:p>0,034168012551935</text:p>
          </table:table-cell>
          <table:table-cell table:style-name="ce2" table:formula="of:=AVERAGE([HPPM_MSTRG.K2:.K6])" office:value-type="float" office:value="0.1423433076564" calcext:value-type="float">
            <text:p>1,42E-01</text:p>
          </table:table-cell>
          <table:table-cell table:formula="of:=AVERAGE([HPPM_MSTRG.L2:.L6])" office:value-type="float" office:value="0.357852882703777" calcext:value-type="float">
            <text:p>0,357852882703777</text:p>
          </table:table-cell>
          <table:table-cell table:formula="of:=AVERAGE([HPPM_MSTRG.M2:.M6])" office:value-type="float" office:value="0.534364202912112" calcext:value-type="float">
            <text:p>0,534364202912112</text:p>
          </table:table-cell>
          <table:table-cell table:formula="of:=AVERAGE([HPPM_MSTRG.N2:.N6])" office:value-type="float" office:value="0.0525766154" calcext:value-type="float">
            <text:p>0,0525766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PM_MSTRG.C7:.C11])" office:value-type="float" office:value="5112.06981132076" calcext:value-type="float">
            <text:p>5112,06981132076</text:p>
          </table:table-cell>
          <table:table-cell table:formula="of:=AVERAGE([HPPM_MSTRG.D7:.D11])" office:value-type="float" office:value="0.402703600398847" calcext:value-type="float">
            <text:p>0,402703600398847</text:p>
          </table:table-cell>
          <table:table-cell table:formula="of:=AVERAGE([HPPM_MSTRG.E7:.E11])" office:value-type="float" office:value="10" calcext:value-type="float">
            <text:p>10</text:p>
          </table:table-cell>
          <table:table-cell table:formula="of:=AVERAGE([HPPM_MSTRG.F7:.F11])" office:value-type="float" office:value="0.000868960722975322" calcext:value-type="float">
            <text:p>8,69E-04</text:p>
          </table:table-cell>
          <table:table-cell table:formula="of:=AVERAGE([HPPM_MSTRG.G7:.G11])" office:value-type="float" office:value="0.000129411764705882" calcext:value-type="float">
            <text:p>1,29E-04</text:p>
          </table:table-cell>
          <table:table-cell table:formula="of:=AVERAGE([HPPM_MSTRG.H7:.H11])" office:value-type="float" office:value="0.000658823529411765" calcext:value-type="float">
            <text:p>6,59E-04</text:p>
          </table:table-cell>
          <table:table-cell table:formula="of:=AVERAGE([HPPM_MSTRG.I7:.I11])" office:value-type="float" office:value="0.00184489779874214" calcext:value-type="float">
            <text:p>0,001844897798742</text:p>
          </table:table-cell>
          <table:table-cell table:formula="of:=AVERAGE([HPPM_MSTRG.J7:.J11])" office:value-type="float" office:value="0.0713219002322349" calcext:value-type="float">
            <text:p>0,071321900232235</text:p>
          </table:table-cell>
          <table:table-cell table:formula="of:=AVERAGE([HPPM_MSTRG.K7:.K11])" office:value-type="float" office:value="0.280058276422007" calcext:value-type="float">
            <text:p>0,280058276422007</text:p>
          </table:table-cell>
          <table:table-cell table:formula="of:=AVERAGE([HPPM_MSTRG.L7:.L11])" office:value-type="float" office:value="0.312825860271116" calcext:value-type="float">
            <text:p>0,312825860271116</text:p>
          </table:table-cell>
          <table:table-cell table:formula="of:=AVERAGE([HPPM_MSTRG.M7:.M11])" office:value-type="float" office:value="0.664206036925358" calcext:value-type="float">
            <text:p>0,664206036925358</text:p>
          </table:table-cell>
          <table:table-cell table:formula="of:=AVERAGE([HPPM_MSTRG.N7:.N11])" office:value-type="float" office:value="0.0658697182" calcext:value-type="float">
            <text:p>0,0658697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PM_MSTRG.C12:.C16])" office:value-type="float" office:value="5112.11509433962" calcext:value-type="float">
            <text:p>5112,11509433962</text:p>
          </table:table-cell>
          <table:table-cell table:formula="of:=AVERAGE([HPPM_MSTRG.D12:.D16])" office:value-type="float" office:value="0.680649540517961" calcext:value-type="float">
            <text:p>0,680649540517961</text:p>
          </table:table-cell>
          <table:table-cell table:formula="of:=AVERAGE([HPPM_MSTRG.E12:.E16])" office:value-type="float" office:value="13" calcext:value-type="float">
            <text:p>13</text:p>
          </table:table-cell>
          <table:table-cell table:formula="of:=AVERAGE([HPPM_MSTRG.F12:.F16])" office:value-type="float" office:value="0.00065973940293584" calcext:value-type="float">
            <text:p>6,60E-04</text:p>
          </table:table-cell>
          <table:table-cell table:formula="of:=AVERAGE([HPPM_MSTRG.G12:.G16])" office:value-type="float" office:value="0.000188235294117647" calcext:value-type="float">
            <text:p>1,88E-04</text:p>
          </table:table-cell>
          <table:table-cell table:formula="of:=AVERAGE([HPPM_MSTRG.H12:.H16])" office:value-type="float" office:value="0.000705882352941177" calcext:value-type="float">
            <text:p>7,06E-04</text:p>
          </table:table-cell>
          <table:table-cell table:formula="of:=AVERAGE([HPPM_MSTRG.I12:.I16])" office:value-type="float" office:value="0.00171892908805031" calcext:value-type="float">
            <text:p>0,00171892908805</text:p>
          </table:table-cell>
          <table:table-cell table:formula="of:=AVERAGE([HPPM_MSTRG.J12:.J16])" office:value-type="float" office:value="0.12030156119154" calcext:value-type="float">
            <text:p>0,12030156119154</text:p>
          </table:table-cell>
          <table:table-cell table:formula="of:=AVERAGE([HPPM_MSTRG.K12:.K16])" office:value-type="float" office:value="0.422250421562024" calcext:value-type="float">
            <text:p>0,422250421562024</text:p>
          </table:table-cell>
          <table:table-cell table:formula="of:=AVERAGE([HPPM_MSTRG.L12:.L16])" office:value-type="float" office:value="0.237506185056903" calcext:value-type="float">
            <text:p>0,237506185056903</text:p>
          </table:table-cell>
          <table:table-cell table:formula="of:=AVERAGE([HPPM_MSTRG.M12:.M16])" office:value-type="float" office:value="0.780058167810467" calcext:value-type="float">
            <text:p>0,780058167810467</text:p>
          </table:table-cell>
          <table:table-cell table:formula="of:=AVERAGE([HPPM_MSTRG.N12:.N16])" office:value-type="float" office:value="0.0726670058" calcext:value-type="float">
            <text:p>0,072667005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PM_MSTRG.C17:.C21])" office:value-type="float" office:value="5118.12075471698" calcext:value-type="float">
            <text:p>5118,12075471698</text:p>
          </table:table-cell>
          <table:table-cell table:formula="of:=AVERAGE([HPPM_MSTRG.D17:.D21])" office:value-type="float" office:value="0.850290241733365" calcext:value-type="float">
            <text:p>0,850290241733365</text:p>
          </table:table-cell>
          <table:table-cell table:formula="of:=AVERAGE([HPPM_MSTRG.E17:.E21])" office:value-type="float" office:value="18" calcext:value-type="float">
            <text:p>18</text:p>
          </table:table-cell>
          <table:table-cell table:formula="of:=AVERAGE([HPPM_MSTRG.F17:.F21])" office:value-type="float" office:value="0.000824112494236976" calcext:value-type="float">
            <text:p>8,24E-04</text:p>
          </table:table-cell>
          <table:table-cell table:formula="of:=AVERAGE([HPPM_MSTRG.G17:.G21])" office:value-type="float" office:value="0.000164705882352941" calcext:value-type="float">
            <text:p>1,65E-04</text:p>
          </table:table-cell>
          <table:table-cell table:formula="of:=AVERAGE([HPPM_MSTRG.H17:.H21])" office:value-type="float" office:value="0.000741176470588236" calcext:value-type="float">
            <text:p>7,41E-04</text:p>
          </table:table-cell>
          <table:table-cell table:formula="of:=AVERAGE([HPPM_MSTRG.I17:.I21])" office:value-type="float" office:value="0.00173592641509434" calcext:value-type="float">
            <text:p>0,001735926415094</text:p>
          </table:table-cell>
          <table:table-cell table:formula="of:=AVERAGE([HPPM_MSTRG.J17:.J21])" office:value-type="float" office:value="0.150212213444574" calcext:value-type="float">
            <text:p>0,150212213444574</text:p>
          </table:table-cell>
          <table:table-cell table:formula="of:=AVERAGE([HPPM_MSTRG.K17:.K21])" office:value-type="float" office:value="0.551773861024988" calcext:value-type="float">
            <text:p>0,551773861024988</text:p>
          </table:table-cell>
          <table:table-cell table:formula="of:=AVERAGE([HPPM_MSTRG.L17:.L21])" office:value-type="float" office:value="0.296680497925311" calcext:value-type="float">
            <text:p>0,296680497925311</text:p>
          </table:table-cell>
          <table:table-cell table:formula="of:=AVERAGE([HPPM_MSTRG.M17:.M21])" office:value-type="float" office:value="0.998666572394872" calcext:value-type="float">
            <text:p>0,998666572394872</text:p>
          </table:table-cell>
          <table:table-cell table:formula="of:=AVERAGE([HPPM_MSTRG.N17:.N21])" office:value-type="float" office:value="0.0773834156" calcext:value-type="float">
            <text:p>0,0773834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PM_MSTRG.C22:.C26])" office:value-type="float" office:value="5112.11320754717" calcext:value-type="float">
            <text:p>5112,11320754717</text:p>
          </table:table-cell>
          <table:table-cell table:formula="of:=AVERAGE([HPPM_MSTRG.D22:.D26])" office:value-type="float" office:value="1.16887557154535" calcext:value-type="float">
            <text:p>1,16887557154535</text:p>
          </table:table-cell>
          <table:table-cell table:formula="of:=AVERAGE([HPPM_MSTRG.E22:.E26])" office:value-type="float" office:value="24" calcext:value-type="float">
            <text:p>24</text:p>
          </table:table-cell>
          <table:table-cell table:formula="of:=AVERAGE([HPPM_MSTRG.F22:.F26])" office:value-type="float" office:value="0.000823744433289572" calcext:value-type="float">
            <text:p>8,24E-04</text:p>
          </table:table-cell>
          <table:table-cell table:formula="of:=AVERAGE([HPPM_MSTRG.G22:.G26])" office:value-type="float" office:value="0.000176470588235294" calcext:value-type="float">
            <text:p>1,76E-04</text:p>
          </table:table-cell>
          <table:table-cell table:formula="of:=AVERAGE([HPPM_MSTRG.H22:.H26])" office:value-type="float" office:value="0.001" calcext:value-type="float">
            <text:p>1,00E-03</text:p>
          </table:table-cell>
          <table:table-cell table:formula="of:=AVERAGE([HPPM_MSTRG.I22:.I26])" office:value-type="float" office:value="0.00154638918238994" calcext:value-type="float">
            <text:p>0,00154638918239</text:p>
          </table:table-cell>
          <table:table-cell table:formula="of:=AVERAGE([HPPM_MSTRG.J22:.J26])" office:value-type="float" office:value="0.206345391676301" calcext:value-type="float">
            <text:p>0,206345391676301</text:p>
          </table:table-cell>
          <table:table-cell table:formula="of:=AVERAGE([HPPM_MSTRG.K22:.K26])" office:value-type="float" office:value="0.713193286614744" calcext:value-type="float">
            <text:p>0,713193286614744</text:p>
          </table:table-cell>
          <table:table-cell table:formula="of:=AVERAGE([HPPM_MSTRG.L22:.L26])" office:value-type="float" office:value="0.296547995984246" calcext:value-type="float">
            <text:p>0,296547995984246</text:p>
          </table:table-cell>
          <table:table-cell table:formula="of:=AVERAGE([HPPM_MSTRG.M22:.M26])" office:value-type="float" office:value="1.21608667427529" calcext:value-type="float">
            <text:p>1,21608667427529</text:p>
          </table:table-cell>
          <table:table-cell table:formula="of:=AVERAGE([HPPM_MSTRG.N22:.N26])" office:value-type="float" office:value="0.0897120652" calcext:value-type="float">
            <text:p>0,0897120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PM_MSTRG.C27:.C31])" office:value-type="float" office:value="5052.81144498849" calcext:value-type="float">
            <text:p>5052,81144498849</text:p>
          </table:table-cell>
          <table:table-cell table:formula="of:=AVERAGE([HPPM_MSTRG.D27:.D31])" office:value-type="float" office:value="1.40621358503786" calcext:value-type="float">
            <text:p>1,40621358503786</text:p>
          </table:table-cell>
          <table:table-cell table:formula="of:=AVERAGE([HPPM_MSTRG.E27:.E31])" office:value-type="float" office:value="30" calcext:value-type="float">
            <text:p>30</text:p>
          </table:table-cell>
          <table:table-cell table:formula="of:=AVERAGE([HPPM_MSTRG.F27:.F31])" office:value-type="float" office:value="0.000902255639097744" calcext:value-type="float">
            <text:p>9,02E-04</text:p>
          </table:table-cell>
          <table:table-cell table:formula="of:=AVERAGE([HPPM_MSTRG.G27:.G31])" office:value-type="float" office:value="0.000329411764705882" calcext:value-type="float">
            <text:p>3,29E-04</text:p>
          </table:table-cell>
          <table:table-cell table:style-name="Default" table:formula="of:=AVERAGE([HPPM_MSTRG.H27:.H31])" office:value-type="float" office:value="0.00143529411764706" calcext:value-type="float">
            <text:p>0,001435294117647</text:p>
          </table:table-cell>
          <table:table-cell table:formula="of:=AVERAGE([HPPM_MSTRG.I27:.I31])" office:value-type="float" office:value="0.00142047011448443" calcext:value-type="float">
            <text:p>0,001420470114484</text:p>
          </table:table-cell>
          <table:table-cell table:formula="of:=AVERAGE([HPPM_MSTRG.J27:.J31])" office:value-type="float" office:value="0.248165883923359" calcext:value-type="float">
            <text:p>0,248165883923359</text:p>
          </table:table-cell>
          <table:table-cell table:formula="of:=AVERAGE([HPPM_MSTRG.K27:.K31])" office:value-type="float" office:value="0.852203653065997" calcext:value-type="float">
            <text:p>0,852203653065997</text:p>
          </table:table-cell>
          <table:table-cell table:formula="of:=AVERAGE([HPPM_MSTRG.L27:.L31])" office:value-type="float" office:value="0.324812030075188" calcext:value-type="float">
            <text:p>0,324812030075188</text:p>
          </table:table-cell>
          <table:table-cell table:formula="of:=AVERAGE([HPPM_MSTRG.M27:.M31])" office:value-type="float" office:value="1.42518156706454" calcext:value-type="float">
            <text:p>1,42518156706454</text:p>
          </table:table-cell>
          <table:table-cell table:formula="of:=AVERAGE([HPPM_MSTRG.N27:.N31])" office:value-type="float" office:value="0.1116222856" calcext:value-type="float">
            <text:p>0,1116222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PM_MSTRG.C32:.C36])" office:value-type="float" office:value="5115.11886792453" calcext:value-type="float">
            <text:p>5115,11886792453</text:p>
          </table:table-cell>
          <table:table-cell table:formula="of:=AVERAGE([HPPM_MSTRG.D32:.D36])" office:value-type="float" office:value="1.49378156412537" calcext:value-type="float">
            <text:p>1,49378156412537</text:p>
          </table:table-cell>
          <table:table-cell table:formula="of:=AVERAGE([HPPM_MSTRG.E32:.E36])" office:value-type="float" office:value="30" calcext:value-type="float">
            <text:p>30</text:p>
          </table:table-cell>
          <table:table-cell table:formula="of:=AVERAGE([HPPM_MSTRG.F32:.F36])" office:value-type="float" office:value="0.00079572406263397" calcext:value-type="float">
            <text:p>7,96E-04</text:p>
          </table:table-cell>
          <table:table-cell table:style-name="Default" table:formula="of:=AVERAGE([HPPM_MSTRG.G32:.G36])" office:value-type="float" office:value="0.0002" calcext:value-type="float">
            <text:p>0,0002</text:p>
          </table:table-cell>
          <table:table-cell table:style-name="Default" table:formula="of:=AVERAGE([HPPM_MSTRG.H32:.H36])" office:value-type="float" office:value="0.00131764705882353" calcext:value-type="float">
            <text:p>0,001317647058824</text:p>
          </table:table-cell>
          <table:table-cell table:formula="of:=AVERAGE([HPPM_MSTRG.I32:.I36])" office:value-type="float" office:value="0.00143070222222222" calcext:value-type="float">
            <text:p>0,001430702222222</text:p>
          </table:table-cell>
          <table:table-cell table:formula="of:=AVERAGE([HPPM_MSTRG.J32:.J36])" office:value-type="float" office:value="0.26360592255708" calcext:value-type="float">
            <text:p>0,26360592255708</text:p>
          </table:table-cell>
          <table:table-cell table:formula="of:=AVERAGE([HPPM_MSTRG.K32:.K36])" office:value-type="float" office:value="0.904567517218272" calcext:value-type="float">
            <text:p>0,904567517218272</text:p>
          </table:table-cell>
          <table:table-cell table:formula="of:=AVERAGE([HPPM_MSTRG.L32:.L36])" office:value-type="float" office:value="0.286460662548229" calcext:value-type="float">
            <text:p>0,286460662548229</text:p>
          </table:table-cell>
          <table:table-cell table:formula="of:=AVERAGE([HPPM_MSTRG.M32:.M36])" office:value-type="float" office:value="1.45463410232358" calcext:value-type="float">
            <text:p>1,45463410232358</text:p>
          </table:table-cell>
          <table:table-cell table:formula="of:=AVERAGE([HPPM_MSTRG.N32:.N36])" office:value-type="float" office:value="0.1133904784" calcext:value-type="float">
            <text:p>0,1133904784</text:p>
          </table:table-cell>
        </table:table-row>
      </table:table>
      <table:table table:name="GREEDY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/[BFMC_RS_AVG.C2]" office:value-type="string" office:string-value="" calcext:value-type="error">
            <text:p>#DIV/0!</text:p>
          </table:table-cell>
          <table:table-cell table:formula="of:=ABS([Greedy_MSTRGMT_AVG.D2]-[BFMC_RS_AVG.D2])/[BFMC_RS_AVG.D2]" office:value-type="string" office:string-value="" calcext:value-type="error">
            <text:p>#DIV/0!</text:p>
          </table:table-cell>
          <table:table-cell table:formula="of:=ABS([Greedy_MSTRGMT_AVG.E2]-[BFMC_RS_AVG.E2])/[BFMC_RS_AVG.E2]" office:value-type="string" office:string-value="" calcext:value-type="error">
            <text:p>#DIV/0!</text:p>
          </table:table-cell>
          <table:table-cell table:formula="of:=ABS([Greedy_MSTRGMT_AVG.F2]-[BFMC_RS_AVG.F2])/[BFMC_RS_AVG.F2]" office:value-type="string" office:string-value="" calcext:value-type="error">
            <text:p>#DIV/0!</text:p>
          </table:table-cell>
          <table:table-cell table:formula="of:=ABS([Greedy_MSTRGMT_AVG.G2]-[BFMC_RS_AVG.G2])/[BFMC_RS_AVG.G2]" office:value-type="string" office:string-value="" calcext:value-type="error">
            <text:p>#DIV/0!</text:p>
          </table:table-cell>
          <table:table-cell table:formula="of:=ABS([Greedy_MSTRGMT_AVG.H2]-[BFMC_RS_AVG.H2])/[BFMC_RS_AVG.H2]" office:value-type="string" office:string-value="" calcext:value-type="error">
            <text:p>#DIV/0!</text:p>
          </table:table-cell>
          <table:table-cell table:formula="of:=ABS([Greedy_MSTRGMT_AVG.I2]-[BFMC_RS_AVG.I2])/[BFMC_RS_AVG.I2]" office:value-type="string" office:string-value="" calcext:value-type="error">
            <text:p>#DIV/0!</text:p>
          </table:table-cell>
          <table:table-cell table:formula="of:=ABS([Greedy_MSTRGMT_AVG.J2]-[BFMC_RS_AVG.J2])/[BFMC_RS_AVG.J2]" office:value-type="string" office:string-value="" calcext:value-type="error">
            <text:p>#DIV/0!</text:p>
          </table:table-cell>
          <table:table-cell table:formula="of:=ABS([Greedy_MSTRGMT_AVG.K2]-[BFMC_RS_AVG.K2])/[BFMC_RS_AVG.K2]" office:value-type="string" office:string-value="" calcext:value-type="error">
            <text:p>#DIV/0!</text:p>
          </table:table-cell>
          <table:table-cell table:formula="of:=ABS([Greedy_MSTRGMT_AVG.L2]-[BFMC_RS_AVG.L2])/[BFMC_RS_AVG.L2]" office:value-type="string" office:string-value="" calcext:value-type="error">
            <text:p>#DIV/0!</text:p>
          </table:table-cell>
          <table:table-cell table:formula="of:=ABS([Greedy_MSTRGMT_AVG.M2]-[BFMC_RS_AVG.M2])/[BFMC_RS_AVG.M2]" office:value-type="string" office:string-value="" calcext:value-type="error">
            <text:p>#DIV/0!</text:p>
          </table:table-cell>
          <table:table-cell table:formula="of:=ABS([Greedy_MSTRGMT_AVG.N2]-[BFMC_RS_AVG.N2])/[BFMC_RS_AVG.N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/[BFMC_RS_AVG.C3]" office:value-type="string" office:string-value="" calcext:value-type="error">
            <text:p>#DIV/0!</text:p>
          </table:table-cell>
          <table:table-cell table:formula="of:=ABS([Greedy_MSTRGMT_AVG.D3]-[BFMC_RS_AVG.D3])/[BFMC_RS_AVG.D3]" office:value-type="string" office:string-value="" calcext:value-type="error">
            <text:p>#DIV/0!</text:p>
          </table:table-cell>
          <table:table-cell table:formula="of:=ABS([Greedy_MSTRGMT_AVG.E3]-[BFMC_RS_AVG.E3])/[BFMC_RS_AVG.E3]" office:value-type="string" office:string-value="" calcext:value-type="error">
            <text:p>#DIV/0!</text:p>
          </table:table-cell>
          <table:table-cell table:formula="of:=ABS([Greedy_MSTRGMT_AVG.F3]-[BFMC_RS_AVG.F3])/[BFMC_RS_AVG.F3]" office:value-type="string" office:string-value="" calcext:value-type="error">
            <text:p>#DIV/0!</text:p>
          </table:table-cell>
          <table:table-cell table:formula="of:=ABS([Greedy_MSTRGMT_AVG.G3]-[BFMC_RS_AVG.G3])/[BFMC_RS_AVG.G3]" office:value-type="string" office:string-value="" calcext:value-type="error">
            <text:p>#DIV/0!</text:p>
          </table:table-cell>
          <table:table-cell table:formula="of:=ABS([Greedy_MSTRGMT_AVG.H3]-[BFMC_RS_AVG.H3])/[BFMC_RS_AVG.H3]" office:value-type="string" office:string-value="" calcext:value-type="error">
            <text:p>#DIV/0!</text:p>
          </table:table-cell>
          <table:table-cell table:formula="of:=ABS([Greedy_MSTRGMT_AVG.I3]-[BFMC_RS_AVG.I3])/[BFMC_RS_AVG.I3]" office:value-type="string" office:string-value="" calcext:value-type="error">
            <text:p>#DIV/0!</text:p>
          </table:table-cell>
          <table:table-cell table:formula="of:=ABS([Greedy_MSTRGMT_AVG.J3]-[BFMC_RS_AVG.J3])/[BFMC_RS_AVG.J3]" office:value-type="string" office:string-value="" calcext:value-type="error">
            <text:p>#DIV/0!</text:p>
          </table:table-cell>
          <table:table-cell table:formula="of:=ABS([Greedy_MSTRGMT_AVG.K3]-[BFMC_RS_AVG.K3])/[BFMC_RS_AVG.K3]" office:value-type="string" office:string-value="" calcext:value-type="error">
            <text:p>#DIV/0!</text:p>
          </table:table-cell>
          <table:table-cell table:formula="of:=ABS([Greedy_MSTRGMT_AVG.L3]-[BFMC_RS_AVG.L3])/[BFMC_RS_AVG.L3]" office:value-type="string" office:string-value="" calcext:value-type="error">
            <text:p>#DIV/0!</text:p>
          </table:table-cell>
          <table:table-cell table:formula="of:=ABS([Greedy_MSTRGMT_AVG.M3]-[BFMC_RS_AVG.M3])/[BFMC_RS_AVG.M3]" office:value-type="string" office:string-value="" calcext:value-type="error">
            <text:p>#DIV/0!</text:p>
          </table:table-cell>
          <table:table-cell table:formula="of:=ABS([Greedy_MSTRGMT_AVG.N3]-[BFMC_RS_AVG.N3])/[BFMC_RS_AVG.N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/[BFMC_RS_AVG.C4]" office:value-type="string" office:string-value="" calcext:value-type="error">
            <text:p>#DIV/0!</text:p>
          </table:table-cell>
          <table:table-cell table:formula="of:=ABS([Greedy_MSTRGMT_AVG.D4]-[BFMC_RS_AVG.D4])/[BFMC_RS_AVG.D4]" office:value-type="string" office:string-value="" calcext:value-type="error">
            <text:p>#DIV/0!</text:p>
          </table:table-cell>
          <table:table-cell table:formula="of:=ABS([Greedy_MSTRGMT_AVG.E4]-[BFMC_RS_AVG.E4])/[BFMC_RS_AVG.E4]" office:value-type="string" office:string-value="" calcext:value-type="error">
            <text:p>#DIV/0!</text:p>
          </table:table-cell>
          <table:table-cell table:formula="of:=ABS([Greedy_MSTRGMT_AVG.F4]-[BFMC_RS_AVG.F4])/[BFMC_RS_AVG.F4]" office:value-type="string" office:string-value="" calcext:value-type="error">
            <text:p>#DIV/0!</text:p>
          </table:table-cell>
          <table:table-cell table:formula="of:=ABS([Greedy_MSTRGMT_AVG.G4]-[BFMC_RS_AVG.G4])/[BFMC_RS_AVG.G4]" office:value-type="string" office:string-value="" calcext:value-type="error">
            <text:p>#DIV/0!</text:p>
          </table:table-cell>
          <table:table-cell table:formula="of:=ABS([Greedy_MSTRGMT_AVG.H4]-[BFMC_RS_AVG.H4])/[BFMC_RS_AVG.H4]" office:value-type="string" office:string-value="" calcext:value-type="error">
            <text:p>#DIV/0!</text:p>
          </table:table-cell>
          <table:table-cell table:formula="of:=ABS([Greedy_MSTRGMT_AVG.I4]-[BFMC_RS_AVG.I4])/[BFMC_RS_AVG.I4]" office:value-type="string" office:string-value="" calcext:value-type="error">
            <text:p>#DIV/0!</text:p>
          </table:table-cell>
          <table:table-cell table:formula="of:=ABS([Greedy_MSTRGMT_AVG.J4]-[BFMC_RS_AVG.J4])/[BFMC_RS_AVG.J4]" office:value-type="string" office:string-value="" calcext:value-type="error">
            <text:p>#DIV/0!</text:p>
          </table:table-cell>
          <table:table-cell table:formula="of:=ABS([Greedy_MSTRGMT_AVG.K4]-[BFMC_RS_AVG.K4])/[BFMC_RS_AVG.K4]" office:value-type="string" office:string-value="" calcext:value-type="error">
            <text:p>#DIV/0!</text:p>
          </table:table-cell>
          <table:table-cell table:formula="of:=ABS([Greedy_MSTRGMT_AVG.L4]-[BFMC_RS_AVG.L4])/[BFMC_RS_AVG.L4]" office:value-type="string" office:string-value="" calcext:value-type="error">
            <text:p>#DIV/0!</text:p>
          </table:table-cell>
          <table:table-cell table:formula="of:=ABS([Greedy_MSTRGMT_AVG.M4]-[BFMC_RS_AVG.M4])/[BFMC_RS_AVG.M4]" office:value-type="string" office:string-value="" calcext:value-type="error">
            <text:p>#DIV/0!</text:p>
          </table:table-cell>
          <table:table-cell table:formula="of:=ABS([Greedy_MSTRGMT_AVG.N4]-[BFMC_RS_AVG.N4])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/[BFMC_RS_AVG.C5]" office:value-type="string" office:string-value="" calcext:value-type="error">
            <text:p>#DIV/0!</text:p>
          </table:table-cell>
          <table:table-cell table:formula="of:=ABS([Greedy_MSTRGMT_AVG.D5]-[BFMC_RS_AVG.D5])/[BFMC_RS_AVG.D5]" office:value-type="string" office:string-value="" calcext:value-type="error">
            <text:p>#DIV/0!</text:p>
          </table:table-cell>
          <table:table-cell table:formula="of:=ABS([Greedy_MSTRGMT_AVG.E5]-[BFMC_RS_AVG.E5])/[BFMC_RS_AVG.E5]" office:value-type="string" office:string-value="" calcext:value-type="error">
            <text:p>#DIV/0!</text:p>
          </table:table-cell>
          <table:table-cell table:formula="of:=ABS([Greedy_MSTRGMT_AVG.F5]-[BFMC_RS_AVG.F5])/[BFMC_RS_AVG.F5]" office:value-type="string" office:string-value="" calcext:value-type="error">
            <text:p>#DIV/0!</text:p>
          </table:table-cell>
          <table:table-cell table:formula="of:=ABS([Greedy_MSTRGMT_AVG.G5]-[BFMC_RS_AVG.G5])/[BFMC_RS_AVG.G5]" office:value-type="string" office:string-value="" calcext:value-type="error">
            <text:p>#DIV/0!</text:p>
          </table:table-cell>
          <table:table-cell table:formula="of:=ABS([Greedy_MSTRGMT_AVG.H5]-[BFMC_RS_AVG.H5])/[BFMC_RS_AVG.H5]" office:value-type="string" office:string-value="" calcext:value-type="error">
            <text:p>#DIV/0!</text:p>
          </table:table-cell>
          <table:table-cell table:formula="of:=ABS([Greedy_MSTRGMT_AVG.I5]-[BFMC_RS_AVG.I5])/[BFMC_RS_AVG.I5]" office:value-type="string" office:string-value="" calcext:value-type="error">
            <text:p>#DIV/0!</text:p>
          </table:table-cell>
          <table:table-cell table:formula="of:=ABS([Greedy_MSTRGMT_AVG.J5]-[BFMC_RS_AVG.J5])/[BFMC_RS_AVG.J5]" office:value-type="string" office:string-value="" calcext:value-type="error">
            <text:p>#DIV/0!</text:p>
          </table:table-cell>
          <table:table-cell table:formula="of:=ABS([Greedy_MSTRGMT_AVG.K5]-[BFMC_RS_AVG.K5])/[BFMC_RS_AVG.K5]" office:value-type="string" office:string-value="" calcext:value-type="error">
            <text:p>#DIV/0!</text:p>
          </table:table-cell>
          <table:table-cell table:formula="of:=ABS([Greedy_MSTRGMT_AVG.L5]-[BFMC_RS_AVG.L5])/[BFMC_RS_AVG.L5]" office:value-type="string" office:string-value="" calcext:value-type="error">
            <text:p>#DIV/0!</text:p>
          </table:table-cell>
          <table:table-cell table:formula="of:=ABS([Greedy_MSTRGMT_AVG.M5]-[BFMC_RS_AVG.M5])/[BFMC_RS_AVG.M5]" office:value-type="string" office:string-value="" calcext:value-type="error">
            <text:p>#DIV/0!</text:p>
          </table:table-cell>
          <table:table-cell table:formula="of:=ABS([Greedy_MSTRGMT_AVG.N5]-[BFMC_RS_AVG.N5])/[BFMC_RS_AVG.N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/[BFMC_RS_AVG.C6]" office:value-type="string" office:string-value="" calcext:value-type="error">
            <text:p>#DIV/0!</text:p>
          </table:table-cell>
          <table:table-cell table:formula="of:=ABS([Greedy_MSTRGMT_AVG.D6]-[BFMC_RS_AVG.D6])/[BFMC_RS_AVG.D6]" office:value-type="string" office:string-value="" calcext:value-type="error">
            <text:p>#DIV/0!</text:p>
          </table:table-cell>
          <table:table-cell table:formula="of:=ABS([Greedy_MSTRGMT_AVG.E6]-[BFMC_RS_AVG.E6])/[BFMC_RS_AVG.E6]" office:value-type="string" office:string-value="" calcext:value-type="error">
            <text:p>#DIV/0!</text:p>
          </table:table-cell>
          <table:table-cell table:formula="of:=ABS([Greedy_MSTRGMT_AVG.F6]-[BFMC_RS_AVG.F6])/[BFMC_RS_AVG.F6]" office:value-type="string" office:string-value="" calcext:value-type="error">
            <text:p>#DIV/0!</text:p>
          </table:table-cell>
          <table:table-cell table:formula="of:=ABS([Greedy_MSTRGMT_AVG.G6]-[BFMC_RS_AVG.G6])/[BFMC_RS_AVG.G6]" office:value-type="string" office:string-value="" calcext:value-type="error">
            <text:p>#DIV/0!</text:p>
          </table:table-cell>
          <table:table-cell table:formula="of:=ABS([Greedy_MSTRGMT_AVG.H6]-[BFMC_RS_AVG.H6])/[BFMC_RS_AVG.H6]" office:value-type="string" office:string-value="" calcext:value-type="error">
            <text:p>#DIV/0!</text:p>
          </table:table-cell>
          <table:table-cell table:formula="of:=ABS([Greedy_MSTRGMT_AVG.I6]-[BFMC_RS_AVG.I6])/[BFMC_RS_AVG.I6]" office:value-type="string" office:string-value="" calcext:value-type="error">
            <text:p>#DIV/0!</text:p>
          </table:table-cell>
          <table:table-cell table:formula="of:=ABS([Greedy_MSTRGMT_AVG.J6]-[BFMC_RS_AVG.J6])/[BFMC_RS_AVG.J6]" office:value-type="string" office:string-value="" calcext:value-type="error">
            <text:p>#DIV/0!</text:p>
          </table:table-cell>
          <table:table-cell table:formula="of:=ABS([Greedy_MSTRGMT_AVG.K6]-[BFMC_RS_AVG.K6])/[BFMC_RS_AVG.K6]" office:value-type="string" office:string-value="" calcext:value-type="error">
            <text:p>#DIV/0!</text:p>
          </table:table-cell>
          <table:table-cell table:formula="of:=ABS([Greedy_MSTRGMT_AVG.L6]-[BFMC_RS_AVG.L6])/[BFMC_RS_AVG.L6]" office:value-type="string" office:string-value="" calcext:value-type="error">
            <text:p>#DIV/0!</text:p>
          </table:table-cell>
          <table:table-cell table:formula="of:=ABS([Greedy_MSTRGMT_AVG.M6]-[BFMC_RS_AVG.M6])/[BFMC_RS_AVG.M6]" office:value-type="string" office:string-value="" calcext:value-type="error">
            <text:p>#DIV/0!</text:p>
          </table:table-cell>
          <table:table-cell table:formula="of:=ABS([Greedy_MSTRGMT_AVG.N6]-[BFMC_RS_AVG.N6])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/[BFMC_RS_AVG.C7]" office:value-type="string" office:string-value="" calcext:value-type="error">
            <text:p>#DIV/0!</text:p>
          </table:table-cell>
          <table:table-cell table:formula="of:=ABS([Greedy_MSTRGMT_AVG.D7]-[BFMC_RS_AVG.D7])/[BFMC_RS_AVG.D7]" office:value-type="string" office:string-value="" calcext:value-type="error">
            <text:p>#DIV/0!</text:p>
          </table:table-cell>
          <table:table-cell table:formula="of:=ABS([Greedy_MSTRGMT_AVG.E7]-[BFMC_RS_AVG.E7])/[BFMC_RS_AVG.E7]" office:value-type="string" office:string-value="" calcext:value-type="error">
            <text:p>#DIV/0!</text:p>
          </table:table-cell>
          <table:table-cell table:formula="of:=ABS([Greedy_MSTRGMT_AVG.F7]-[BFMC_RS_AVG.F7])/[BFMC_RS_AVG.F7]" office:value-type="string" office:string-value="" calcext:value-type="error">
            <text:p>#DIV/0!</text:p>
          </table:table-cell>
          <table:table-cell table:formula="of:=ABS([Greedy_MSTRGMT_AVG.G7]-[BFMC_RS_AVG.G7])/[BFMC_RS_AVG.G7]" office:value-type="string" office:string-value="" calcext:value-type="error">
            <text:p>#DIV/0!</text:p>
          </table:table-cell>
          <table:table-cell table:formula="of:=ABS([Greedy_MSTRGMT_AVG.H7]-[BFMC_RS_AVG.H7])/[BFMC_RS_AVG.H7]" office:value-type="string" office:string-value="" calcext:value-type="error">
            <text:p>#DIV/0!</text:p>
          </table:table-cell>
          <table:table-cell table:formula="of:=ABS([Greedy_MSTRGMT_AVG.I7]-[BFMC_RS_AVG.I7])/[BFMC_RS_AVG.I7]" office:value-type="string" office:string-value="" calcext:value-type="error">
            <text:p>#DIV/0!</text:p>
          </table:table-cell>
          <table:table-cell table:formula="of:=ABS([Greedy_MSTRGMT_AVG.J7]-[BFMC_RS_AVG.J7])/[BFMC_RS_AVG.J7]" office:value-type="string" office:string-value="" calcext:value-type="error">
            <text:p>#DIV/0!</text:p>
          </table:table-cell>
          <table:table-cell table:formula="of:=ABS([Greedy_MSTRGMT_AVG.K7]-[BFMC_RS_AVG.K7])/[BFMC_RS_AVG.K7]" office:value-type="string" office:string-value="" calcext:value-type="error">
            <text:p>#DIV/0!</text:p>
          </table:table-cell>
          <table:table-cell table:formula="of:=ABS([Greedy_MSTRGMT_AVG.L7]-[BFMC_RS_AVG.L7])/[BFMC_RS_AVG.L7]" office:value-type="string" office:string-value="" calcext:value-type="error">
            <text:p>#DIV/0!</text:p>
          </table:table-cell>
          <table:table-cell table:formula="of:=ABS([Greedy_MSTRGMT_AVG.M7]-[BFMC_RS_AVG.M7])/[BFMC_RS_AVG.M7]" office:value-type="string" office:string-value="" calcext:value-type="error">
            <text:p>#DIV/0!</text:p>
          </table:table-cell>
          <table:table-cell table:formula="of:=ABS([Greedy_MSTRGMT_AVG.N7]-[BFMC_RS_AVG.N7])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Greedy_MSTRGMT_AVG.C8]-[BFMC_RS_AVG.C8])/[BFMC_RS_AVG.C8]" office:value-type="string" office:string-value="" calcext:value-type="error">
            <text:p>#DIV/0!</text:p>
          </table:table-cell>
          <table:table-cell table:formula="of:=ABS([Greedy_MSTRGMT_AVG.D8]-[BFMC_RS_AVG.D8])/[BFMC_RS_AVG.D8]" office:value-type="string" office:string-value="" calcext:value-type="error">
            <text:p>#DIV/0!</text:p>
          </table:table-cell>
          <table:table-cell table:formula="of:=ABS([Greedy_MSTRGMT_AVG.E8]-[BFMC_RS_AVG.E8])/[BFMC_RS_AVG.E8]" office:value-type="string" office:string-value="" calcext:value-type="error">
            <text:p>#DIV/0!</text:p>
          </table:table-cell>
          <table:table-cell table:formula="of:=ABS([Greedy_MSTRGMT_AVG.F8]-[BFMC_RS_AVG.F8])/[BFMC_RS_AVG.F8]" office:value-type="string" office:string-value="" calcext:value-type="error">
            <text:p>#DIV/0!</text:p>
          </table:table-cell>
          <table:table-cell table:formula="of:=ABS([Greedy_MSTRGMT_AVG.G8]-[BFMC_RS_AVG.G8])/[BFMC_RS_AVG.G8]" office:value-type="string" office:string-value="" calcext:value-type="error">
            <text:p>#DIV/0!</text:p>
          </table:table-cell>
          <table:table-cell table:formula="of:=ABS([Greedy_MSTRGMT_AVG.H8]-[BFMC_RS_AVG.H8])/[BFMC_RS_AVG.H8]" office:value-type="string" office:string-value="" calcext:value-type="error">
            <text:p>#DIV/0!</text:p>
          </table:table-cell>
          <table:table-cell table:formula="of:=ABS([Greedy_MSTRGMT_AVG.I8]-[BFMC_RS_AVG.I8])/[BFMC_RS_AVG.I8]" office:value-type="string" office:string-value="" calcext:value-type="error">
            <text:p>#DIV/0!</text:p>
          </table:table-cell>
          <table:table-cell table:formula="of:=ABS([Greedy_MSTRGMT_AVG.J8]-[BFMC_RS_AVG.J8])/[BFMC_RS_AVG.J8]" office:value-type="string" office:string-value="" calcext:value-type="error">
            <text:p>#DIV/0!</text:p>
          </table:table-cell>
          <table:table-cell table:formula="of:=ABS([Greedy_MSTRGMT_AVG.K8]-[BFMC_RS_AVG.K8])/[BFMC_RS_AVG.K8]" office:value-type="string" office:string-value="" calcext:value-type="error">
            <text:p>#DIV/0!</text:p>
          </table:table-cell>
          <table:table-cell table:formula="of:=ABS([Greedy_MSTRGMT_AVG.L8]-[BFMC_RS_AVG.L8])/[BFMC_RS_AVG.L8]" office:value-type="string" office:string-value="" calcext:value-type="error">
            <text:p>#DIV/0!</text:p>
          </table:table-cell>
          <table:table-cell table:formula="of:=ABS([Greedy_MSTRGMT_AVG.M8]-[BFMC_RS_AVG.M8])/[BFMC_RS_AVG.M8]" office:value-type="string" office:string-value="" calcext:value-type="error">
            <text:p>#DIV/0!</text:p>
          </table:table-cell>
          <table:table-cell table:formula="of:=ABS([Greedy_MSTRGMT_AVG.N8]-[BFMC_RS_AVG.N8])/[BFMC_RS_AVG.N8]" office:value-type="string" office:string-value="" calcext:value-type="error">
            <text:p>#DIV/0!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/[BFMC_RS_AVG.C2]" office:value-type="float" office:value="0.00000443422110098603" calcext:value-type="float">
            <text:p>4,43422110098603E-06</text:p>
          </table:table-cell>
          <table:table-cell table:formula="of:=ABS([HPSD_MSTRGMT_AVG.D2]-[BFMC_RS_AVG.D2])/[BFMC_RS_AVG.D2]" office:value-type="float" office:value="0.172113289760347" calcext:value-type="float">
            <text:p>0,172113289760347</text:p>
          </table:table-cell>
          <table:table-cell table:formula="of:=ABS([HPSD_MSTRGMT_AVG.E2]-[BFMC_RS_AVG.E2])/[BFMC_RS_AVG.E2]" office:value-type="string" office:string-value="" calcext:value-type="error">
            <text:p>#DIV/0!</text:p>
          </table:table-cell>
          <table:table-cell table:formula="of:=ABS([HPSD_MSTRGMT_AVG.F2]-[BFMC_RS_AVG.F2])/[BFMC_RS_AVG.F2]" office:value-type="string" office:string-value="" calcext:value-type="error">
            <text:p>#DIV/0!</text:p>
          </table:table-cell>
          <table:table-cell table:formula="of:=ABS([HPSD_MSTRGMT_AVG.G2]-[BFMC_RS_AVG.G2])/[BFMC_RS_AVG.G2]" office:value-type="float" office:value="0.166666666666667" calcext:value-type="float">
            <text:p>0,166666666666667</text:p>
          </table:table-cell>
          <table:table-cell table:formula="of:=ABS([HPSD_MSTRGMT_AVG.H2]-[BFMC_RS_AVG.H2])/[BFMC_RS_AVG.H2]" office:value-type="float" office:value="0.930576070901034" calcext:value-type="float">
            <text:p>0,930576070901034</text:p>
          </table:table-cell>
          <table:table-cell table:formula="of:=ABS([HPSD_MSTRGMT_AVG.I2]-[BFMC_RS_AVG.I2])/[BFMC_RS_AVG.I2]" office:value-type="float" office:value="0.0734329398441966" calcext:value-type="float">
            <text:p>0,073432939844197</text:p>
          </table:table-cell>
          <table:table-cell table:formula="of:=ABS([HPSD_MSTRGMT_AVG.J2]-[BFMC_RS_AVG.J2])/[BFMC_RS_AVG.J2]" office:value-type="float" office:value="0.171080705581055" calcext:value-type="float">
            <text:p>0,171080705581055</text:p>
          </table:table-cell>
          <table:table-cell table:formula="of:=ABS([HPSD_MSTRGMT_AVG.K2]-[BFMC_RS_AVG.K2])/[BFMC_RS_AVG.K2]" office:value-type="float" office:value="0.66779966707214" calcext:value-type="float">
            <text:p>0,66779966707214</text:p>
          </table:table-cell>
          <table:table-cell table:formula="of:=ABS([HPSD_MSTRGMT_AVG.L2]-[BFMC_RS_AVG.L2])/[BFMC_RS_AVG.L2]" office:value-type="string" office:string-value="" calcext:value-type="error">
            <text:p>#DIV/0!</text:p>
          </table:table-cell>
          <table:table-cell table:formula="of:=ABS([HPSD_MSTRGMT_AVG.M2]-[BFMC_RS_AVG.M2])/[BFMC_RS_AVG.M2]" office:value-type="float" office:value="0.454646115424785" calcext:value-type="float">
            <text:p>0,454646115424785</text:p>
          </table:table-cell>
          <table:table-cell table:formula="of:=ABS([HPSD_MSTRGMT_AVG.N2]-[BFMC_RS_AVG.N2])/[BFMC_RS_AVG.N2]" office:value-type="float" office:value="0.692840260393262" calcext:value-type="float">
            <text:p>0,6928402603932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/[BFMC_RS_AVG.C3]" office:value-type="float" office:value="0.000587903814353928" calcext:value-type="float">
            <text:p>0,000587903814354</text:p>
          </table:table-cell>
          <table:table-cell table:formula="of:=ABS([HPSD_MSTRGMT_AVG.D3]-[BFMC_RS_AVG.D3])/[BFMC_RS_AVG.D3]" office:value-type="float" office:value="0.231768867924528" calcext:value-type="float">
            <text:p>0,231768867924528</text:p>
          </table:table-cell>
          <table:table-cell table:formula="of:=ABS([HPSD_MSTRGMT_AVG.E3]-[BFMC_RS_AVG.E3])/[BFMC_RS_AVG.E3]" office:value-type="string" office:string-value="" calcext:value-type="error">
            <text:p>#DIV/0!</text:p>
          </table:table-cell>
          <table:table-cell table:formula="of:=ABS([HPSD_MSTRGMT_AVG.F3]-[BFMC_RS_AVG.F3])/[BFMC_RS_AVG.F3]" office:value-type="string" office:string-value="" calcext:value-type="error">
            <text:p>#DIV/0!</text:p>
          </table:table-cell>
          <table:table-cell table:formula="of:=ABS([HPSD_MSTRGMT_AVG.G3]-[BFMC_RS_AVG.G3])/[BFMC_RS_AVG.G3]" office:value-type="float" office:value="3.74388562686401E-015" calcext:value-type="float">
            <text:p>3,74388562686401E-15</text:p>
          </table:table-cell>
          <table:table-cell table:formula="of:=ABS([HPSD_MSTRGMT_AVG.H3]-[BFMC_RS_AVG.H3])/[BFMC_RS_AVG.H3]" office:value-type="float" office:value="0.996923986986099" calcext:value-type="float">
            <text:p>0,996923986986099</text:p>
          </table:table-cell>
          <table:table-cell table:formula="of:=ABS([HPSD_MSTRGMT_AVG.I3]-[BFMC_RS_AVG.I3])/[BFMC_RS_AVG.I3]" office:value-type="float" office:value="1.07234255897009" calcext:value-type="float">
            <text:p>1,07234255897009</text:p>
          </table:table-cell>
          <table:table-cell table:formula="of:=ABS([HPSD_MSTRGMT_AVG.J3]-[BFMC_RS_AVG.J3])/[BFMC_RS_AVG.J3]" office:value-type="float" office:value="0.230494903303999" calcext:value-type="float">
            <text:p>0,230494903303999</text:p>
          </table:table-cell>
          <table:table-cell table:formula="of:=ABS([HPSD_MSTRGMT_AVG.K3]-[BFMC_RS_AVG.K3])/[BFMC_RS_AVG.K3]" office:value-type="float" office:value="0.602640842181534" calcext:value-type="float">
            <text:p>0,602640842181534</text:p>
          </table:table-cell>
          <table:table-cell table:formula="of:=ABS([HPSD_MSTRGMT_AVG.L3]-[BFMC_RS_AVG.L3])/[BFMC_RS_AVG.L3]" office:value-type="string" office:string-value="" calcext:value-type="error">
            <text:p>#DIV/0!</text:p>
          </table:table-cell>
          <table:table-cell table:formula="of:=ABS([HPSD_MSTRGMT_AVG.M3]-[BFMC_RS_AVG.M3])/[BFMC_RS_AVG.M3]" office:value-type="float" office:value="0.48677358276488" calcext:value-type="float">
            <text:p>0,48677358276488</text:p>
          </table:table-cell>
          <table:table-cell table:formula="of:=ABS([HPSD_MSTRGMT_AVG.N3]-[BFMC_RS_AVG.N3])/[BFMC_RS_AVG.N3]" office:value-type="float" office:value="0.97901953936862" calcext:value-type="float">
            <text:p>0,97901953936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/[BFMC_RS_AVG.C4]" office:value-type="float" office:value="0.00117585494145402" calcext:value-type="float">
            <text:p>0,001175854941454</text:p>
          </table:table-cell>
          <table:table-cell table:formula="of:=ABS([HPSD_MSTRGMT_AVG.D4]-[BFMC_RS_AVG.D4])/[BFMC_RS_AVG.D4]" office:value-type="float" office:value="0.0618333282420979" calcext:value-type="float">
            <text:p>0,061833328242098</text:p>
          </table:table-cell>
          <table:table-cell table:formula="of:=ABS([HPSD_MSTRGMT_AVG.E4]-[BFMC_RS_AVG.E4])/[BFMC_RS_AVG.E4]" office:value-type="string" office:string-value="" calcext:value-type="error">
            <text:p>#DIV/0!</text:p>
          </table:table-cell>
          <table:table-cell table:formula="of:=ABS([HPSD_MSTRGMT_AVG.F4]-[BFMC_RS_AVG.F4])/[BFMC_RS_AVG.F4]" office:value-type="string" office:string-value="" calcext:value-type="error">
            <text:p>#DIV/0!</text:p>
          </table:table-cell>
          <table:table-cell table:formula="of:=ABS([HPSD_MSTRGMT_AVG.G4]-[BFMC_RS_AVG.G4])/[BFMC_RS_AVG.G4]" office:value-type="float" office:value="3" calcext:value-type="float">
            <text:p>3</text:p>
          </table:table-cell>
          <table:table-cell table:formula="of:=ABS([HPSD_MSTRGMT_AVG.H4]-[BFMC_RS_AVG.H4])/[BFMC_RS_AVG.H4]" office:value-type="float" office:value="0.995254280767011" calcext:value-type="float">
            <text:p>0,995254280767011</text:p>
          </table:table-cell>
          <table:table-cell table:formula="of:=ABS([HPSD_MSTRGMT_AVG.I4]-[BFMC_RS_AVG.I4])/[BFMC_RS_AVG.I4]" office:value-type="float" office:value="1.69159574552834" calcext:value-type="float">
            <text:p>1,69159574552834</text:p>
          </table:table-cell>
          <table:table-cell table:formula="of:=ABS([HPSD_MSTRGMT_AVG.J4]-[BFMC_RS_AVG.J4])/[BFMC_RS_AVG.J4]" office:value-type="float" office:value="0.0606311521575582" calcext:value-type="float">
            <text:p>0,060631152157558</text:p>
          </table:table-cell>
          <table:table-cell table:formula="of:=ABS([HPSD_MSTRGMT_AVG.K4]-[BFMC_RS_AVG.K4])/[BFMC_RS_AVG.K4]" office:value-type="float" office:value="0.546275542325835" calcext:value-type="float">
            <text:p>0,546275542325835</text:p>
          </table:table-cell>
          <table:table-cell table:formula="of:=ABS([HPSD_MSTRGMT_AVG.L4]-[BFMC_RS_AVG.L4])/[BFMC_RS_AVG.L4]" office:value-type="string" office:string-value="" calcext:value-type="error">
            <text:p>#DIV/0!</text:p>
          </table:table-cell>
          <table:table-cell table:formula="of:=ABS([HPSD_MSTRGMT_AVG.M4]-[BFMC_RS_AVG.M4])/[BFMC_RS_AVG.M4]" office:value-type="float" office:value="0.405316126071982" calcext:value-type="float">
            <text:p>0,405316126071982</text:p>
          </table:table-cell>
          <table:table-cell table:formula="of:=ABS([HPSD_MSTRGMT_AVG.N4]-[BFMC_RS_AVG.N4])/[BFMC_RS_AVG.N4]" office:value-type="float" office:value="0.972016205948437" calcext:value-type="float">
            <text:p>0,97201620594843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/[BFMC_RS_AVG.C5]" office:value-type="float" office:value="0.00117548564027753" calcext:value-type="float">
            <text:p>0,001175485640278</text:p>
          </table:table-cell>
          <table:table-cell table:formula="of:=ABS([HPSD_MSTRGMT_AVG.D5]-[BFMC_RS_AVG.D5])/[BFMC_RS_AVG.D5]" office:value-type="float" office:value="0.0290625058034802" calcext:value-type="float">
            <text:p>0,02906250580348</text:p>
          </table:table-cell>
          <table:table-cell table:formula="of:=ABS([HPSD_MSTRGMT_AVG.E5]-[BFMC_RS_AVG.E5])/[BFMC_RS_AVG.E5]" office:value-type="string" office:string-value="" calcext:value-type="error">
            <text:p>#DIV/0!</text:p>
          </table:table-cell>
          <table:table-cell table:formula="of:=ABS([HPSD_MSTRGMT_AVG.F5]-[BFMC_RS_AVG.F5])/[BFMC_RS_AVG.F5]" office:value-type="string" office:string-value="" calcext:value-type="error">
            <text:p>#DIV/0!</text:p>
          </table:table-cell>
          <table:table-cell table:formula="of:=ABS([HPSD_MSTRGMT_AVG.G5]-[BFMC_RS_AVG.G5])/[BFMC_RS_AVG.G5]" office:value-type="float" office:value="1.33333333333333" calcext:value-type="float">
            <text:p>1,33333333333333</text:p>
          </table:table-cell>
          <table:table-cell table:formula="of:=ABS([HPSD_MSTRGMT_AVG.H5]-[BFMC_RS_AVG.H5])/[BFMC_RS_AVG.H5]" office:value-type="float" office:value="0.922636103151862" calcext:value-type="float">
            <text:p>0,922636103151862</text:p>
          </table:table-cell>
          <table:table-cell table:formula="of:=ABS([HPSD_MSTRGMT_AVG.I5]-[BFMC_RS_AVG.I5])/[BFMC_RS_AVG.I5]" office:value-type="float" office:value="1.77966945630083" calcext:value-type="float">
            <text:p>1,77966945630083</text:p>
          </table:table-cell>
          <table:table-cell table:formula="of:=ABS([HPSD_MSTRGMT_AVG.J5]-[BFMC_RS_AVG.J5])/[BFMC_RS_AVG.J5]" office:value-type="float" office:value="0.0301798721486726" calcext:value-type="float">
            <text:p>0,030179872148673</text:p>
          </table:table-cell>
          <table:table-cell table:formula="of:=ABS([HPSD_MSTRGMT_AVG.K5]-[BFMC_RS_AVG.K5])/[BFMC_RS_AVG.K5]" office:value-type="float" office:value="0.541060080281" calcext:value-type="float">
            <text:p>0,541060080281</text:p>
          </table:table-cell>
          <table:table-cell table:formula="of:=ABS([HPSD_MSTRGMT_AVG.L5]-[BFMC_RS_AVG.L5])/[BFMC_RS_AVG.L5]" office:value-type="string" office:string-value="" calcext:value-type="error">
            <text:p>#DIV/0!</text:p>
          </table:table-cell>
          <table:table-cell table:formula="of:=ABS([HPSD_MSTRGMT_AVG.M5]-[BFMC_RS_AVG.M5])/[BFMC_RS_AVG.M5]" office:value-type="float" office:value="0.445693495552882" calcext:value-type="float">
            <text:p>0,445693495552882</text:p>
          </table:table-cell>
          <table:table-cell table:formula="of:=ABS([HPSD_MSTRGMT_AVG.N5]-[BFMC_RS_AVG.N5])/[BFMC_RS_AVG.N5]" office:value-type="float" office:value="0.64317431299963" calcext:value-type="float">
            <text:p>0,64317431299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/[BFMC_RS_AVG.C6]" office:value-type="string" office:string-value="" calcext:value-type="error">
            <text:p>#DIV/0!</text:p>
          </table:table-cell>
          <table:table-cell table:formula="of:=ABS([HPSD_MSTRGMT_AVG.D6]-[BFMC_RS_AVG.D6])/[BFMC_RS_AVG.D6]" office:value-type="string" office:string-value="" calcext:value-type="error">
            <text:p>#DIV/0!</text:p>
          </table:table-cell>
          <table:table-cell table:formula="of:=ABS([HPSD_MSTRGMT_AVG.E6]-[BFMC_RS_AVG.E6])/[BFMC_RS_AVG.E6]" office:value-type="string" office:string-value="" calcext:value-type="error">
            <text:p>#DIV/0!</text:p>
          </table:table-cell>
          <table:table-cell table:formula="of:=ABS([HPSD_MSTRGMT_AVG.F6]-[BFMC_RS_AVG.F6])/[BFMC_RS_AVG.F6]" office:value-type="string" office:string-value="" calcext:value-type="error">
            <text:p>#DIV/0!</text:p>
          </table:table-cell>
          <table:table-cell table:formula="of:=ABS([HPSD_MSTRGMT_AVG.G6]-[BFMC_RS_AVG.G6])/[BFMC_RS_AVG.G6]" office:value-type="string" office:string-value="" calcext:value-type="error">
            <text:p>#DIV/0!</text:p>
          </table:table-cell>
          <table:table-cell table:formula="of:=ABS([HPSD_MSTRGMT_AVG.H6]-[BFMC_RS_AVG.H6])/[BFMC_RS_AVG.H6]" office:value-type="string" office:string-value="" calcext:value-type="error">
            <text:p>#DIV/0!</text:p>
          </table:table-cell>
          <table:table-cell table:formula="of:=ABS([HPSD_MSTRGMT_AVG.I6]-[BFMC_RS_AVG.I6])/[BFMC_RS_AVG.I6]" office:value-type="string" office:string-value="" calcext:value-type="error">
            <text:p>#DIV/0!</text:p>
          </table:table-cell>
          <table:table-cell table:formula="of:=ABS([HPSD_MSTRGMT_AVG.J6]-[BFMC_RS_AVG.J6])/[BFMC_RS_AVG.J6]" office:value-type="string" office:string-value="" calcext:value-type="error">
            <text:p>#DIV/0!</text:p>
          </table:table-cell>
          <table:table-cell table:formula="of:=ABS([HPSD_MSTRGMT_AVG.K6]-[BFMC_RS_AVG.K6])/[BFMC_RS_AVG.K6]" office:value-type="string" office:string-value="" calcext:value-type="error">
            <text:p>#DIV/0!</text:p>
          </table:table-cell>
          <table:table-cell table:formula="of:=ABS([HPSD_MSTRGMT_AVG.L6]-[BFMC_RS_AVG.L6])/[BFMC_RS_AVG.L6]" office:value-type="string" office:string-value="" calcext:value-type="error">
            <text:p>#DIV/0!</text:p>
          </table:table-cell>
          <table:table-cell table:formula="of:=ABS([HPSD_MSTRGMT_AVG.M6]-[BFMC_RS_AVG.M6])/[BFMC_RS_AVG.M6]" office:value-type="string" office:string-value="" calcext:value-type="error">
            <text:p>#DIV/0!</text:p>
          </table:table-cell>
          <table:table-cell table:formula="of:=ABS([HPSD_MSTRGMT_AVG.N6]-[BFMC_RS_AVG.N6])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/[BFMC_RS_AVG.C7]" office:value-type="string" office:string-value="" calcext:value-type="error">
            <text:p>#DIV/0!</text:p>
          </table:table-cell>
          <table:table-cell table:formula="of:=ABS([HPSD_MSTRGMT_AVG.D7]-[BFMC_RS_AVG.D7])/[BFMC_RS_AVG.D7]" office:value-type="string" office:string-value="" calcext:value-type="error">
            <text:p>#DIV/0!</text:p>
          </table:table-cell>
          <table:table-cell table:formula="of:=ABS([HPSD_MSTRGMT_AVG.E7]-[BFMC_RS_AVG.E7])/[BFMC_RS_AVG.E7]" office:value-type="string" office:string-value="" calcext:value-type="error">
            <text:p>#DIV/0!</text:p>
          </table:table-cell>
          <table:table-cell table:formula="of:=ABS([HPSD_MSTRGMT_AVG.F7]-[BFMC_RS_AVG.F7])/[BFMC_RS_AVG.F7]" office:value-type="string" office:string-value="" calcext:value-type="error">
            <text:p>#DIV/0!</text:p>
          </table:table-cell>
          <table:table-cell table:formula="of:=ABS([HPSD_MSTRGMT_AVG.G7]-[BFMC_RS_AVG.G7])/[BFMC_RS_AVG.G7]" office:value-type="string" office:string-value="" calcext:value-type="error">
            <text:p>#DIV/0!</text:p>
          </table:table-cell>
          <table:table-cell table:formula="of:=ABS([HPSD_MSTRGMT_AVG.H7]-[BFMC_RS_AVG.H7])/[BFMC_RS_AVG.H7]" office:value-type="string" office:string-value="" calcext:value-type="error">
            <text:p>#DIV/0!</text:p>
          </table:table-cell>
          <table:table-cell table:formula="of:=ABS([HPSD_MSTRGMT_AVG.I7]-[BFMC_RS_AVG.I7])/[BFMC_RS_AVG.I7]" office:value-type="string" office:string-value="" calcext:value-type="error">
            <text:p>#DIV/0!</text:p>
          </table:table-cell>
          <table:table-cell table:formula="of:=ABS([HPSD_MSTRGMT_AVG.J7]-[BFMC_RS_AVG.J7])/[BFMC_RS_AVG.J7]" office:value-type="string" office:string-value="" calcext:value-type="error">
            <text:p>#DIV/0!</text:p>
          </table:table-cell>
          <table:table-cell table:formula="of:=ABS([HPSD_MSTRGMT_AVG.K7]-[BFMC_RS_AVG.K7])/[BFMC_RS_AVG.K7]" office:value-type="string" office:string-value="" calcext:value-type="error">
            <text:p>#DIV/0!</text:p>
          </table:table-cell>
          <table:table-cell table:formula="of:=ABS([HPSD_MSTRGMT_AVG.L7]-[BFMC_RS_AVG.L7])/[BFMC_RS_AVG.L7]" office:value-type="string" office:string-value="" calcext:value-type="error">
            <text:p>#DIV/0!</text:p>
          </table:table-cell>
          <table:table-cell table:formula="of:=ABS([HPSD_MSTRGMT_AVG.M7]-[BFMC_RS_AVG.M7])/[BFMC_RS_AVG.M7]" office:value-type="string" office:string-value="" calcext:value-type="error">
            <text:p>#DIV/0!</text:p>
          </table:table-cell>
          <table:table-cell table:formula="of:=ABS([HPSD_MSTRGMT_AVG.N7]-[BFMC_RS_AVG.N7])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SD_MSTRGMT_AVG.C8]-[BFMC_RS_AVG.C8])/[BFMC_RS_AVG.C8]" office:value-type="string" office:string-value="" calcext:value-type="error">
            <text:p>#DIV/0!</text:p>
          </table:table-cell>
          <table:table-cell table:formula="of:=ABS([HPSD_MSTRGMT_AVG.D8]-[BFMC_RS_AVG.D8])/[BFMC_RS_AVG.D8]" office:value-type="string" office:string-value="" calcext:value-type="error">
            <text:p>#DIV/0!</text:p>
          </table:table-cell>
          <table:table-cell table:formula="of:=ABS([HPSD_MSTRGMT_AVG.E8]-[BFMC_RS_AVG.E8])/[BFMC_RS_AVG.E8]" office:value-type="string" office:string-value="" calcext:value-type="error">
            <text:p>#DIV/0!</text:p>
          </table:table-cell>
          <table:table-cell table:formula="of:=ABS([HPSD_MSTRGMT_AVG.F8]-[BFMC_RS_AVG.F8])/[BFMC_RS_AVG.F8]" office:value-type="string" office:string-value="" calcext:value-type="error">
            <text:p>#DIV/0!</text:p>
          </table:table-cell>
          <table:table-cell table:formula="of:=ABS([HPSD_MSTRGMT_AVG.G8]-[BFMC_RS_AVG.G8])/[BFMC_RS_AVG.G8]" office:value-type="string" office:string-value="" calcext:value-type="error">
            <text:p>#DIV/0!</text:p>
          </table:table-cell>
          <table:table-cell table:formula="of:=ABS([HPSD_MSTRGMT_AVG.H8]-[BFMC_RS_AVG.H8])/[BFMC_RS_AVG.H8]" office:value-type="string" office:string-value="" calcext:value-type="error">
            <text:p>#DIV/0!</text:p>
          </table:table-cell>
          <table:table-cell table:formula="of:=ABS([HPSD_MSTRGMT_AVG.I8]-[BFMC_RS_AVG.I8])/[BFMC_RS_AVG.I8]" office:value-type="string" office:string-value="" calcext:value-type="error">
            <text:p>#DIV/0!</text:p>
          </table:table-cell>
          <table:table-cell table:formula="of:=ABS([HPSD_MSTRGMT_AVG.J8]-[BFMC_RS_AVG.J8])/[BFMC_RS_AVG.J8]" office:value-type="string" office:string-value="" calcext:value-type="error">
            <text:p>#DIV/0!</text:p>
          </table:table-cell>
          <table:table-cell table:formula="of:=ABS([HPSD_MSTRGMT_AVG.K8]-[BFMC_RS_AVG.K8])/[BFMC_RS_AVG.K8]" office:value-type="string" office:string-value="" calcext:value-type="error">
            <text:p>#DIV/0!</text:p>
          </table:table-cell>
          <table:table-cell table:formula="of:=ABS([HPSD_MSTRGMT_AVG.L8]-[BFMC_RS_AVG.L8])/[BFMC_RS_AVG.L8]" office:value-type="string" office:string-value="" calcext:value-type="error">
            <text:p>#DIV/0!</text:p>
          </table:table-cell>
          <table:table-cell table:formula="of:=ABS([HPSD_MSTRGMT_AVG.M8]-[BFMC_RS_AVG.M8])/[BFMC_RS_AVG.M8]" office:value-type="string" office:string-value="" calcext:value-type="error">
            <text:p>#DIV/0!</text:p>
          </table:table-cell>
          <table:table-cell table:formula="of:=ABS([HPSD_MSTRGMT_AVG.N8]-[BFMC_RS_AVG.N8])/[BFMC_RS_AVG.N8]" office:value-type="string" office:string-value="" calcext:value-type="error">
            <text:p>#DIV/0!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/[BFMC_RS_AVG.C2]" office:value-type="float" office:value="0.00176408096148724" calcext:value-type="float">
            <text:p>0,001764080961487</text:p>
          </table:table-cell>
          <table:table-cell table:formula="of:=ABS([HPPM_MSTRG_AVG.D2]-[BFMC_RS_AVG.D2])/[BFMC_RS_AVG.D2]" office:value-type="float" office:value="0.4995697167756" calcext:value-type="float">
            <text:p>0,4995697167756</text:p>
          </table:table-cell>
          <table:table-cell table:formula="of:=ABS([HPPM_MSTRG_AVG.E2]-[BFMC_RS_AVG.E2])/[BFMC_RS_AVG.E2]" office:value-type="string" office:string-value="" calcext:value-type="error">
            <text:p>#DIV/0!</text:p>
          </table:table-cell>
          <table:table-cell table:formula="of:=ABS([HPPM_MSTRG_AVG.F2]-[BFMC_RS_AVG.F2])/[BFMC_RS_AVG.F2]" office:value-type="string" office:string-value="" calcext:value-type="error">
            <text:p>#DIV/0!</text:p>
          </table:table-cell>
          <table:table-cell table:formula="of:=ABS([HPPM_MSTRG_AVG.G2]-[BFMC_RS_AVG.G2])/[BFMC_RS_AVG.G2]" office:value-type="float" office:value="1.16666666666666" calcext:value-type="float">
            <text:p>1,16666666666666</text:p>
          </table:table-cell>
          <table:table-cell table:formula="of:=ABS([HPPM_MSTRG_AVG.H2]-[BFMC_RS_AVG.H2])/[BFMC_RS_AVG.H2]" office:value-type="float" office:value="0.927621861152142" calcext:value-type="float">
            <text:p>0,927621861152142</text:p>
          </table:table-cell>
          <table:table-cell table:formula="of:=ABS([HPPM_MSTRG_AVG.I2]-[BFMC_RS_AVG.I2])/[BFMC_RS_AVG.I2]" office:value-type="float" office:value="0.18057478036731" calcext:value-type="float">
            <text:p>0,18057478036731</text:p>
          </table:table-cell>
          <table:table-cell table:formula="of:=ABS([HPPM_MSTRG_AVG.J2]-[BFMC_RS_AVG.J2])/[BFMC_RS_AVG.J2]" office:value-type="float" office:value="0.49670953664368" calcext:value-type="float">
            <text:p>0,49670953664368</text:p>
          </table:table-cell>
          <table:table-cell table:formula="of:=ABS([HPPM_MSTRG_AVG.K2]-[BFMC_RS_AVG.K2])/[BFMC_RS_AVG.K2]" office:value-type="float" office:value="0.692064159135728" calcext:value-type="float">
            <text:p>0,692064159135728</text:p>
          </table:table-cell>
          <table:table-cell table:formula="of:=ABS([HPPM_MSTRG_AVG.L2]-[BFMC_RS_AVG.L2])/[BFMC_RS_AVG.L2]" office:value-type="string" office:string-value="" calcext:value-type="error">
            <text:p>#DIV/0!</text:p>
          </table:table-cell>
          <table:table-cell table:formula="of:=ABS([HPPM_MSTRG_AVG.M2]-[BFMC_RS_AVG.M2])/[BFMC_RS_AVG.M2]" office:value-type="float" office:value="0.0079697284095101" calcext:value-type="float">
            <text:p>0,00796972840951</text:p>
          </table:table-cell>
          <table:table-cell table:formula="of:=ABS([HPPM_MSTRG_AVG.N2]-[BFMC_RS_AVG.N2])/[BFMC_RS_AVG.N2]" office:value-type="float" office:value="0.718668046459892" calcext:value-type="float">
            <text:p>0,718668046459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/[BFMC_RS_AVG.C3]" office:value-type="float" office:value="0.00117211244445778" calcext:value-type="float">
            <text:p>0,001172112444458</text:p>
          </table:table-cell>
          <table:table-cell table:formula="of:=ABS([HPPM_MSTRG_AVG.D3]-[BFMC_RS_AVG.D3])/[BFMC_RS_AVG.D3]" office:value-type="float" office:value="0.494720954216541" calcext:value-type="float">
            <text:p>0,494720954216541</text:p>
          </table:table-cell>
          <table:table-cell table:formula="of:=ABS([HPPM_MSTRG_AVG.E3]-[BFMC_RS_AVG.E3])/[BFMC_RS_AVG.E3]" office:value-type="string" office:string-value="" calcext:value-type="error">
            <text:p>#DIV/0!</text:p>
          </table:table-cell>
          <table:table-cell table:formula="of:=ABS([HPPM_MSTRG_AVG.F3]-[BFMC_RS_AVG.F3])/[BFMC_RS_AVG.F3]" office:value-type="string" office:string-value="" calcext:value-type="error">
            <text:p>#DIV/0!</text:p>
          </table:table-cell>
          <table:table-cell table:formula="of:=ABS([HPPM_MSTRG_AVG.G3]-[BFMC_RS_AVG.G3])/[BFMC_RS_AVG.G3]" office:value-type="float" office:value="9.99999999999997" calcext:value-type="float">
            <text:p>9,99999999999997</text:p>
          </table:table-cell>
          <table:table-cell table:formula="of:=ABS([HPPM_MSTRG_AVG.H3]-[BFMC_RS_AVG.H3])/[BFMC_RS_AVG.H3]" office:value-type="float" office:value="0.996687370600414" calcext:value-type="float">
            <text:p>0,996687370600414</text:p>
          </table:table-cell>
          <table:table-cell table:formula="of:=ABS([HPPM_MSTRG_AVG.I3]-[BFMC_RS_AVG.I3])/[BFMC_RS_AVG.I3]" office:value-type="float" office:value="1.36728724987164" calcext:value-type="float">
            <text:p>1,36728724987164</text:p>
          </table:table-cell>
          <table:table-cell table:formula="of:=ABS([HPPM_MSTRG_AVG.J3]-[BFMC_RS_AVG.J3])/[BFMC_RS_AVG.J3]" office:value-type="float" office:value="0.492901989574244" calcext:value-type="float">
            <text:p>0,492901989574244</text:p>
          </table:table-cell>
          <table:table-cell table:formula="of:=ABS([HPPM_MSTRG_AVG.K3]-[BFMC_RS_AVG.K3])/[BFMC_RS_AVG.K3]" office:value-type="float" office:value="0.694197821261756" calcext:value-type="float">
            <text:p>0,694197821261756</text:p>
          </table:table-cell>
          <table:table-cell table:formula="of:=ABS([HPPM_MSTRG_AVG.L3]-[BFMC_RS_AVG.L3])/[BFMC_RS_AVG.L3]" office:value-type="string" office:string-value="" calcext:value-type="error">
            <text:p>#DIV/0!</text:p>
          </table:table-cell>
          <table:table-cell table:formula="of:=ABS([HPPM_MSTRG_AVG.M3]-[BFMC_RS_AVG.M3])/[BFMC_RS_AVG.M3]" office:value-type="float" office:value="0.371292276837632" calcext:value-type="float">
            <text:p>0,371292276837632</text:p>
          </table:table-cell>
          <table:table-cell table:formula="of:=ABS([HPPM_MSTRG_AVG.N3]-[BFMC_RS_AVG.N3])/[BFMC_RS_AVG.N3]" office:value-type="float" office:value="0.98080457196727" calcext:value-type="float">
            <text:p>0,98080457196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/[BFMC_RS_AVG.C4]" office:value-type="float" office:value="0.0005923590848268" calcext:value-type="float">
            <text:p>0,000592359084827</text:p>
          </table:table-cell>
          <table:table-cell table:formula="of:=ABS([HPPM_MSTRG_AVG.D4]-[BFMC_RS_AVG.D4])/[BFMC_RS_AVG.D4]" office:value-type="float" office:value="0.228468276515152" calcext:value-type="float">
            <text:p>0,228468276515152</text:p>
          </table:table-cell>
          <table:table-cell table:formula="of:=ABS([HPPM_MSTRG_AVG.E4]-[BFMC_RS_AVG.E4])/[BFMC_RS_AVG.E4]" office:value-type="string" office:string-value="" calcext:value-type="error">
            <text:p>#DIV/0!</text:p>
          </table:table-cell>
          <table:table-cell table:formula="of:=ABS([HPPM_MSTRG_AVG.F4]-[BFMC_RS_AVG.F4])/[BFMC_RS_AVG.F4]" office:value-type="string" office:string-value="" calcext:value-type="error">
            <text:p>#DIV/0!</text:p>
          </table:table-cell>
          <table:table-cell table:formula="of:=ABS([HPPM_MSTRG_AVG.G4]-[BFMC_RS_AVG.G4])/[BFMC_RS_AVG.G4]" office:value-type="float" office:value="15" calcext:value-type="float">
            <text:p>15</text:p>
          </table:table-cell>
          <table:table-cell table:formula="of:=ABS([HPPM_MSTRG_AVG.H4]-[BFMC_RS_AVG.H4])/[BFMC_RS_AVG.H4]" office:value-type="float" office:value="0.99615211954082" calcext:value-type="float">
            <text:p>0,99615211954082</text:p>
          </table:table-cell>
          <table:table-cell table:formula="of:=ABS([HPPM_MSTRG_AVG.I4]-[BFMC_RS_AVG.I4])/[BFMC_RS_AVG.I4]" office:value-type="float" office:value="1.8399484158473" calcext:value-type="float">
            <text:p>1,8399484158473</text:p>
          </table:table-cell>
          <table:table-cell table:formula="of:=ABS([HPPM_MSTRG_AVG.J4]-[BFMC_RS_AVG.J4])/[BFMC_RS_AVG.J4]" office:value-type="float" office:value="0.227050140408239" calcext:value-type="float">
            <text:p>0,227050140408239</text:p>
          </table:table-cell>
          <table:table-cell table:formula="of:=ABS([HPPM_MSTRG_AVG.K4]-[BFMC_RS_AVG.K4])/[BFMC_RS_AVG.K4]" office:value-type="float" office:value="0.682716413977084" calcext:value-type="float">
            <text:p>0,682716413977084</text:p>
          </table:table-cell>
          <table:table-cell table:formula="of:=ABS([HPPM_MSTRG_AVG.L4]-[BFMC_RS_AVG.L4])/[BFMC_RS_AVG.L4]" office:value-type="string" office:string-value="" calcext:value-type="error">
            <text:p>#DIV/0!</text:p>
          </table:table-cell>
          <table:table-cell table:formula="of:=ABS([HPPM_MSTRG_AVG.M4]-[BFMC_RS_AVG.M4])/[BFMC_RS_AVG.M4]" office:value-type="float" office:value="0.475227510150227" calcext:value-type="float">
            <text:p>0,475227510150227</text:p>
          </table:table-cell>
          <table:table-cell table:formula="of:=ABS([HPPM_MSTRG_AVG.N4]-[BFMC_RS_AVG.N4])/[BFMC_RS_AVG.N4]" office:value-type="float" office:value="0.977083909738115" calcext:value-type="float">
            <text:p>0,9770839097381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/[BFMC_RS_AVG.C5]" office:value-type="float" office:value="0.00176784472510487" calcext:value-type="float">
            <text:p>0,001767844725105</text:p>
          </table:table-cell>
          <table:table-cell table:formula="of:=ABS([HPPM_MSTRG_AVG.D5]-[BFMC_RS_AVG.D5])/[BFMC_RS_AVG.D5]" office:value-type="float" office:value="0.121073040280797" calcext:value-type="float">
            <text:p>0,121073040280797</text:p>
          </table:table-cell>
          <table:table-cell table:formula="of:=ABS([HPPM_MSTRG_AVG.E5]-[BFMC_RS_AVG.E5])/[BFMC_RS_AVG.E5]" office:value-type="string" office:string-value="" calcext:value-type="error">
            <text:p>#DIV/0!</text:p>
          </table:table-cell>
          <table:table-cell table:formula="of:=ABS([HPPM_MSTRG_AVG.F5]-[BFMC_RS_AVG.F5])/[BFMC_RS_AVG.F5]" office:value-type="string" office:string-value="" calcext:value-type="error">
            <text:p>#DIV/0!</text:p>
          </table:table-cell>
          <table:table-cell table:formula="of:=ABS([HPPM_MSTRG_AVG.G5]-[BFMC_RS_AVG.G5])/[BFMC_RS_AVG.G5]" office:value-type="float" office:value="1.33333333333333" calcext:value-type="float">
            <text:p>1,33333333333333</text:p>
          </table:table-cell>
          <table:table-cell table:formula="of:=ABS([HPPM_MSTRG_AVG.H5]-[BFMC_RS_AVG.H5])/[BFMC_RS_AVG.H5]" office:value-type="float" office:value="0.939828080229226" calcext:value-type="float">
            <text:p>0,939828080229226</text:p>
          </table:table-cell>
          <table:table-cell table:formula="of:=ABS([HPPM_MSTRG_AVG.I5]-[BFMC_RS_AVG.I5])/[BFMC_RS_AVG.I5]" office:value-type="float" office:value="1.80952355504932" calcext:value-type="float">
            <text:p>1,80952355504932</text:p>
          </table:table-cell>
          <table:table-cell table:formula="of:=ABS([HPPM_MSTRG_AVG.J5]-[BFMC_RS_AVG.J5])/[BFMC_RS_AVG.J5]" office:value-type="float" office:value="0.119840791282154" calcext:value-type="float">
            <text:p>0,119840791282154</text:p>
          </table:table-cell>
          <table:table-cell table:formula="of:=ABS([HPPM_MSTRG_AVG.K5]-[BFMC_RS_AVG.K5])/[BFMC_RS_AVG.K5]" office:value-type="float" office:value="0.683950120048731" calcext:value-type="float">
            <text:p>0,683950120048731</text:p>
          </table:table-cell>
          <table:table-cell table:formula="of:=ABS([HPPM_MSTRG_AVG.L5]-[BFMC_RS_AVG.L5])/[BFMC_RS_AVG.L5]" office:value-type="string" office:string-value="" calcext:value-type="error">
            <text:p>#DIV/0!</text:p>
          </table:table-cell>
          <table:table-cell table:formula="of:=ABS([HPPM_MSTRG_AVG.M5]-[BFMC_RS_AVG.M5])/[BFMC_RS_AVG.M5]" office:value-type="float" office:value="0.478913721146833" calcext:value-type="float">
            <text:p>0,478913721146833</text:p>
          </table:table-cell>
          <table:table-cell table:formula="of:=ABS([HPPM_MSTRG_AVG.N5]-[BFMC_RS_AVG.N5])/[BFMC_RS_AVG.N5]" office:value-type="float" office:value="0.715174138669457" calcext:value-type="float">
            <text:p>0,7151741386694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/[BFMC_RS_AVG.C6]" office:value-type="string" office:string-value="" calcext:value-type="error">
            <text:p>#DIV/0!</text:p>
          </table:table-cell>
          <table:table-cell table:formula="of:=ABS([HPPM_MSTRG_AVG.D6]-[BFMC_RS_AVG.D6])/[BFMC_RS_AVG.D6]" office:value-type="string" office:string-value="" calcext:value-type="error">
            <text:p>#DIV/0!</text:p>
          </table:table-cell>
          <table:table-cell table:formula="of:=ABS([HPPM_MSTRG_AVG.E6]-[BFMC_RS_AVG.E6])/[BFMC_RS_AVG.E6]" office:value-type="string" office:string-value="" calcext:value-type="error">
            <text:p>#DIV/0!</text:p>
          </table:table-cell>
          <table:table-cell table:formula="of:=ABS([HPPM_MSTRG_AVG.F6]-[BFMC_RS_AVG.F6])/[BFMC_RS_AVG.F6]" office:value-type="string" office:string-value="" calcext:value-type="error">
            <text:p>#DIV/0!</text:p>
          </table:table-cell>
          <table:table-cell table:formula="of:=ABS([HPPM_MSTRG_AVG.G6]-[BFMC_RS_AVG.G6])/[BFMC_RS_AVG.G6]" office:value-type="string" office:string-value="" calcext:value-type="error">
            <text:p>#DIV/0!</text:p>
          </table:table-cell>
          <table:table-cell table:formula="of:=ABS([HPPM_MSTRG_AVG.H6]-[BFMC_RS_AVG.H6])/[BFMC_RS_AVG.H6]" office:value-type="string" office:string-value="" calcext:value-type="error">
            <text:p>#DIV/0!</text:p>
          </table:table-cell>
          <table:table-cell table:formula="of:=ABS([HPPM_MSTRG_AVG.I6]-[BFMC_RS_AVG.I6])/[BFMC_RS_AVG.I6]" office:value-type="string" office:string-value="" calcext:value-type="error">
            <text:p>#DIV/0!</text:p>
          </table:table-cell>
          <table:table-cell table:formula="of:=ABS([HPPM_MSTRG_AVG.J6]-[BFMC_RS_AVG.J6])/[BFMC_RS_AVG.J6]" office:value-type="string" office:string-value="" calcext:value-type="error">
            <text:p>#DIV/0!</text:p>
          </table:table-cell>
          <table:table-cell table:formula="of:=ABS([HPPM_MSTRG_AVG.K6]-[BFMC_RS_AVG.K6])/[BFMC_RS_AVG.K6]" office:value-type="string" office:string-value="" calcext:value-type="error">
            <text:p>#DIV/0!</text:p>
          </table:table-cell>
          <table:table-cell table:formula="of:=ABS([HPPM_MSTRG_AVG.L6]-[BFMC_RS_AVG.L6])/[BFMC_RS_AVG.L6]" office:value-type="string" office:string-value="" calcext:value-type="error">
            <text:p>#DIV/0!</text:p>
          </table:table-cell>
          <table:table-cell table:formula="of:=ABS([HPPM_MSTRG_AVG.M6]-[BFMC_RS_AVG.M6])/[BFMC_RS_AVG.M6]" office:value-type="string" office:string-value="" calcext:value-type="error">
            <text:p>#DIV/0!</text:p>
          </table:table-cell>
          <table:table-cell table:formula="of:=ABS([HPPM_MSTRG_AVG.N6]-[BFMC_RS_AVG.N6])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/[BFMC_RS_AVG.C7]" office:value-type="string" office:string-value="" calcext:value-type="error">
            <text:p>#DIV/0!</text:p>
          </table:table-cell>
          <table:table-cell table:formula="of:=ABS([HPPM_MSTRG_AVG.D7]-[BFMC_RS_AVG.D7])/[BFMC_RS_AVG.D7]" office:value-type="string" office:string-value="" calcext:value-type="error">
            <text:p>#DIV/0!</text:p>
          </table:table-cell>
          <table:table-cell table:formula="of:=ABS([HPPM_MSTRG_AVG.E7]-[BFMC_RS_AVG.E7])/[BFMC_RS_AVG.E7]" office:value-type="string" office:string-value="" calcext:value-type="error">
            <text:p>#DIV/0!</text:p>
          </table:table-cell>
          <table:table-cell table:formula="of:=ABS([HPPM_MSTRG_AVG.F7]-[BFMC_RS_AVG.F7])/[BFMC_RS_AVG.F7]" office:value-type="string" office:string-value="" calcext:value-type="error">
            <text:p>#DIV/0!</text:p>
          </table:table-cell>
          <table:table-cell table:formula="of:=ABS([HPPM_MSTRG_AVG.G7]-[BFMC_RS_AVG.G7])/[BFMC_RS_AVG.G7]" office:value-type="string" office:string-value="" calcext:value-type="error">
            <text:p>#DIV/0!</text:p>
          </table:table-cell>
          <table:table-cell table:formula="of:=ABS([HPPM_MSTRG_AVG.H7]-[BFMC_RS_AVG.H7])/[BFMC_RS_AVG.H7]" office:value-type="string" office:string-value="" calcext:value-type="error">
            <text:p>#DIV/0!</text:p>
          </table:table-cell>
          <table:table-cell table:formula="of:=ABS([HPPM_MSTRG_AVG.I7]-[BFMC_RS_AVG.I7])/[BFMC_RS_AVG.I7]" office:value-type="string" office:string-value="" calcext:value-type="error">
            <text:p>#DIV/0!</text:p>
          </table:table-cell>
          <table:table-cell table:formula="of:=ABS([HPPM_MSTRG_AVG.J7]-[BFMC_RS_AVG.J7])/[BFMC_RS_AVG.J7]" office:value-type="string" office:string-value="" calcext:value-type="error">
            <text:p>#DIV/0!</text:p>
          </table:table-cell>
          <table:table-cell table:formula="of:=ABS([HPPM_MSTRG_AVG.K7]-[BFMC_RS_AVG.K7])/[BFMC_RS_AVG.K7]" office:value-type="string" office:string-value="" calcext:value-type="error">
            <text:p>#DIV/0!</text:p>
          </table:table-cell>
          <table:table-cell table:formula="of:=ABS([HPPM_MSTRG_AVG.L7]-[BFMC_RS_AVG.L7])/[BFMC_RS_AVG.L7]" office:value-type="string" office:string-value="" calcext:value-type="error">
            <text:p>#DIV/0!</text:p>
          </table:table-cell>
          <table:table-cell table:formula="of:=ABS([HPPM_MSTRG_AVG.M7]-[BFMC_RS_AVG.M7])/[BFMC_RS_AVG.M7]" office:value-type="string" office:string-value="" calcext:value-type="error">
            <text:p>#DIV/0!</text:p>
          </table:table-cell>
          <table:table-cell table:formula="of:=ABS([HPPM_MSTRG_AVG.N7]-[BFMC_RS_AVG.N7])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PM_MSTRG_AVG.C8]-[BFMC_RS_AVG.C8])/[BFMC_RS_AVG.C8]" office:value-type="string" office:string-value="" calcext:value-type="error">
            <text:p>#DIV/0!</text:p>
          </table:table-cell>
          <table:table-cell table:formula="of:=ABS([HPPM_MSTRG_AVG.D8]-[BFMC_RS_AVG.D8])/[BFMC_RS_AVG.D8]" office:value-type="string" office:string-value="" calcext:value-type="error">
            <text:p>#DIV/0!</text:p>
          </table:table-cell>
          <table:table-cell table:formula="of:=ABS([HPPM_MSTRG_AVG.E8]-[BFMC_RS_AVG.E8])/[BFMC_RS_AVG.E8]" office:value-type="string" office:string-value="" calcext:value-type="error">
            <text:p>#DIV/0!</text:p>
          </table:table-cell>
          <table:table-cell table:formula="of:=ABS([HPPM_MSTRG_AVG.F8]-[BFMC_RS_AVG.F8])/[BFMC_RS_AVG.F8]" office:value-type="string" office:string-value="" calcext:value-type="error">
            <text:p>#DIV/0!</text:p>
          </table:table-cell>
          <table:table-cell table:formula="of:=ABS([HPPM_MSTRG_AVG.G8]-[BFMC_RS_AVG.G8])/[BFMC_RS_AVG.G8]" office:value-type="string" office:string-value="" calcext:value-type="error">
            <text:p>#DIV/0!</text:p>
          </table:table-cell>
          <table:table-cell table:formula="of:=ABS([HPPM_MSTRG_AVG.H8]-[BFMC_RS_AVG.H8])/[BFMC_RS_AVG.H8]" office:value-type="string" office:string-value="" calcext:value-type="error">
            <text:p>#DIV/0!</text:p>
          </table:table-cell>
          <table:table-cell table:formula="of:=ABS([HPPM_MSTRG_AVG.I8]-[BFMC_RS_AVG.I8])/[BFMC_RS_AVG.I8]" office:value-type="string" office:string-value="" calcext:value-type="error">
            <text:p>#DIV/0!</text:p>
          </table:table-cell>
          <table:table-cell table:formula="of:=ABS([HPPM_MSTRG_AVG.J8]-[BFMC_RS_AVG.J8])/[BFMC_RS_AVG.J8]" office:value-type="string" office:string-value="" calcext:value-type="error">
            <text:p>#DIV/0!</text:p>
          </table:table-cell>
          <table:table-cell table:formula="of:=ABS([HPPM_MSTRG_AVG.K8]-[BFMC_RS_AVG.K8])/[BFMC_RS_AVG.K8]" office:value-type="string" office:string-value="" calcext:value-type="error">
            <text:p>#DIV/0!</text:p>
          </table:table-cell>
          <table:table-cell table:formula="of:=ABS([HPPM_MSTRG_AVG.L8]-[BFMC_RS_AVG.L8])/[BFMC_RS_AVG.L8]" office:value-type="string" office:string-value="" calcext:value-type="error">
            <text:p>#DIV/0!</text:p>
          </table:table-cell>
          <table:table-cell table:formula="of:=ABS([HPPM_MSTRG_AVG.M8]-[BFMC_RS_AVG.M8])/[BFMC_RS_AVG.M8]" office:value-type="string" office:string-value="" calcext:value-type="error">
            <text:p>#DIV/0!</text:p>
          </table:table-cell>
          <table:table-cell table:formula="of:=ABS([HPPM_MSTRG_AVG.N8]-[BFMC_RS_AVG.N8])/[BFMC_RS_AVG.N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5:56:31.752071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6T16:03:23.767181681</dc:date>
    <meta:editing-duration>PT9H18M16S</meta:editing-duration>
    <meta:editing-cycles>178</meta:editing-cycles>
    <meta:generator>LibreOffice/5.2.4.2.1$Linux_X86_64 LibreOffice_project/20m0$Build-2</meta:generator>
    <meta:document-statistic meta:table-count="11" meta:cell-count="7397" meta:object-count="0"/>
  </office:meta>
</office:document-meta>
</file>